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ae00"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66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6e64c" draw:textarea-horizontal-align="center" draw:textarea-vertical-align="middle"/>
    </style:style>
    <style:style style:name="gr12" style:family="graphic" style:parent-style-name="standard">
      <style:graphic-properties draw:fill="solid" draw:fill-color="#00cccc" draw:textarea-horizontal-align="center" draw:textarea-vertical-align="middle"/>
    </style:style>
    <style:style style:name="gr13" style:family="graphic" style:parent-style-name="standard">
      <style:graphic-properties draw:fill="solid" draw:fill-color="#9966cc" draw:textarea-horizontal-align="center" draw:textarea-vertical-align="middle"/>
    </style:style>
    <style:style style:name="gr14" style:family="graphic" style:parent-style-name="standard">
      <style:graphic-properties draw:fill="solid" draw:fill-color="#ffcc99" draw:textarea-horizontal-align="center" draw:textarea-vertical-align="middle"/>
    </style:style>
    <style:style style:name="gr15" style:family="graphic" style:parent-style-name="standard">
      <style:graphic-properties draw:fill="solid" draw:fill-color="#2300dc" draw:textarea-horizontal-align="center" draw:textarea-vertical-align="middle"/>
    </style:style>
    <style:style style:name="gr16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00ae00" draw:textarea-horizontal-align="center" draw:textarea-vertical-align="middle"/>
    </style:style>
    <style:style style:name="gr20" style:family="graphic" style:parent-style-name="standard">
      <style:graphic-properties draw:fill="solid" draw:fill-color="#94bd5e" draw:textarea-horizontal-align="center" draw:textarea-vertical-align="middle"/>
    </style:style>
    <style:style style:name="gr21" style:family="graphic" style:parent-style-name="standard">
      <style:graphic-properties svg:stroke-width="0.1cm" draw:marker-start="Dimension_20_Lines" draw:marker-start-width="0.35cm" draw:marker-end="Dimension_20_Lines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solid" draw:fill-color="#23ff23" draw:textarea-horizontal-align="center" draw:textarea-vertical-align="middle"/>
    </style:style>
    <style:style style:name="gr23" style:family="graphic" style:parent-style-name="standard">
      <style:graphic-properties draw:fill="solid" draw:fill-color="#e6ff00" draw:textarea-horizontal-align="center" draw:textarea-vertical-align="middle"/>
    </style:style>
    <style:style style:name="gr24" style:family="graphic" style:parent-style-name="standard">
      <style:graphic-properties svg:stroke-width="0.2cm" draw:marker-start-width="0.35cm" draw:marker-end="Arrow" draw:marker-end-width="0.45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8pt" fo:font-weight="bold"/>
    </style:style>
    <style:style style:name="P4" style:family="paragraph">
      <style:paragraph-properties fo:margin-left="0cm" fo:margin-right="0cm" fo:text-indent="0cm"/>
      <style:text-properties fo:font-size="22pt"/>
    </style:style>
    <style:style style:name="P5" style:family="paragraph">
      <style:paragraph-properties fo:margin-left="0cm" fo:margin-right="0cm" fo:text-indent="0cm"/>
      <style:text-properties fo:font-size="22pt" fo:font-style="italic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color="#000000" fo:font-weight="bold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1.2cm" fo:margin-right="0cm" fo:text-indent="-0.9cm"/>
    </style:style>
    <style:style style:name="T1" style:family="text">
      <style:text-properties fo:font-size="28pt" fo:font-weight="bold"/>
    </style:style>
    <style:style style:name="T2" style:family="text">
      <style:text-properties fo:font-size="22pt"/>
    </style:style>
    <style:style style:name="T3" style:family="text">
      <style:text-properties fo:font-size="22pt" fo:font-style="italic"/>
    </style:style>
    <style:style style:name="T4" style:family="text">
      <style:text-properties fo:color="#000000" fo:font-weight="bold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4.5cm" svg:height="1cm" svg:x="12cm" svg:y="5.973cm">
          <text:p/>
        </draw:rect>
        <draw:rect draw:style-name="gr2" draw:text-style-name="P1" xml:id="id2" draw:id="id2" draw:layer="layout" svg:width="4.5cm" svg:height="1cm" svg:x="12cm" svg:y="7.973cm">
          <text:p/>
        </draw:rect>
        <draw:rect draw:style-name="gr2" draw:text-style-name="P1" xml:id="id3" draw:id="id3" draw:layer="layout" svg:width="4.5cm" svg:height="1cm" svg:x="12cm" svg:y="9.973cm">
          <text:p/>
        </draw:rect>
        <draw:rect draw:style-name="gr2" draw:text-style-name="P1" xml:id="id4" draw:id="id4" draw:layer="layout" svg:width="4.5cm" svg:height="1cm" svg:x="12cm" svg:y="11.973cm">
          <text:p/>
        </draw:rect>
        <draw:rect draw:style-name="gr2" draw:text-style-name="P1" xml:id="id5" draw:id="id5" draw:layer="layout" svg:width="4.5cm" svg:height="1cm" svg:x="12cm" svg:y="13.973cm">
          <text:p/>
        </draw:rect>
        <draw:frame draw:style-name="gr3" draw:text-style-name="P3" draw:layer="layout" svg:width="6.424cm" svg:height="1.356cm" svg:x="2.073cm" svg:y="1.079cm">
          <draw:text-box>
            <text:p text:style-name="P2"><text:span text:style-name="T1">Chained List</text:span></text:p>
          </draw:text-box>
        </draw:frame>
        <draw:frame draw:style-name="gr4" draw:text-style-name="P4" draw:layer="layout" svg:width="2.566cm" svg:height="1.119cm" svg:x="9cm" svg:y="5.973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1" draw:start-glue-point="1" draw:end-shape="id2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2" draw:start-glue-point="3" draw:end-shape="id3" draw:end-glue-point="3" svg:d="M12000 8473h-501v2000h501" svg:viewBox="0 0 502 2001">
          <text:p/>
        </draw:connector>
        <draw:connector draw:style-name="gr5" draw:text-style-name="P1" draw:layer="layout" svg:x1="16.5cm" svg:y1="10.473cm" svg:x2="16.5cm" svg:y2="12.473cm" draw:start-shape="id3" draw:start-glue-point="1" draw:end-shape="id4" draw:end-glue-point="1" svg:d="M16500 10473h501v2000h-501" svg:viewBox="0 0 502 2001">
          <text:p/>
        </draw:connector>
        <draw:connector draw:style-name="gr5" draw:text-style-name="P1" draw:layer="layout" svg:x1="12cm" svg:y1="12.473cm" svg:x2="12cm" svg:y2="14.473cm" draw:start-shape="id4" draw:start-glue-point="3" draw:end-shape="id5" draw:end-glue-point="3" svg:d="M12000 12473h-501v2000h501" svg:viewBox="0 0 502 2001">
          <text:p/>
        </draw:connector>
        <draw:frame draw:style-name="gr4" draw:text-style-name="P4" draw:layer="layout" svg:width="2.566cm" svg:height="1.119cm" svg:x="8.934cm" svg:y="13.849cm">
          <draw:text-box>
            <text:p text:style-name="P2"><text:span text:style-name="T2">last</text:span></text:p>
          </draw:text-box>
        </draw:frame>
        <draw:frame draw:style-name="gr6" draw:text-style-name="P5" draw:layer="layout" svg:width="4.5cm" svg:height="1.119cm" svg:x="18cm" svg:y="7.849cm">
          <draw:text-box>
            <text:p text:style-name="P2"><text:span text:style-name="T3">first.next</text:span></text:p>
          </draw:text-box>
        </draw:frame>
        <draw:frame draw:style-name="gr7" draw:text-style-name="P5" draw:layer="layout" svg:width="8.5cm" svg:height="1.119cm" svg:x="18cm" svg:y="9.849cm">
          <draw:text-box>
            <text:p text:style-name="P2"><text:span text:style-name="T3">first.next.next</text:span></text:p>
          </draw:text-box>
        </draw:frame>
        <draw:frame draw:style-name="gr7" draw:text-style-name="P5" draw:layer="layout" svg:width="8.5cm" svg:height="1.119cm" svg:x="18cm" svg:y="11.834cm">
          <draw:text-box>
            <text:p text:style-name="P2"><text:span text:style-name="T3">first.next.next.next</text:span></text:p>
          </draw:text-box>
        </draw:frame>
        <draw:frame draw:style-name="gr4" draw:text-style-name="P4" draw:layer="layout" svg:width="6.566cm" svg:height="2.855cm" svg:x="19.934cm" svg:y="16.385cm">
          <draw:text-box>
            <text:p text:style-name="P2"><text:span text:style-name="T2">Node</text:span></text:p>
            <text:p text:style-name="P2"><text:span text:style-name="T2">(something that contains data)</text:span></text:p>
          </draw:text-box>
        </draw:frame>
        <draw:line draw:style-name="gr5" draw:text-style-name="P1" draw:layer="layout" svg:x1="20cm" svg:y1="16.5cm" svg:x2="17cm" svg:y2="15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" draw:text-style-name="P1" xml:id="id6" draw:id="id6" draw:layer="layout" svg:width="4.5cm" svg:height="1cm" svg:x="12cm" svg:y="5.973cm">
          <text:p/>
        </draw:rect>
        <draw:rect draw:style-name="gr2" draw:text-style-name="P1" xml:id="id7" draw:id="id7" draw:layer="layout" svg:width="4.5cm" svg:height="1cm" svg:x="12cm" svg:y="7.973cm">
          <text:p/>
        </draw:rect>
        <draw:rect draw:style-name="gr2" draw:text-style-name="P1" xml:id="id8" draw:id="id8" draw:layer="layout" svg:width="4.5cm" svg:height="1cm" svg:x="12cm" svg:y="9.973cm">
          <text:p/>
        </draw:rect>
        <draw:rect draw:style-name="gr2" draw:text-style-name="P1" xml:id="id9" draw:id="id9" draw:layer="layout" svg:width="4.5cm" svg:height="1cm" svg:x="12cm" svg:y="14cm">
          <text:p/>
        </draw:rect>
        <draw:rect draw:style-name="gr2" draw:text-style-name="P1" xml:id="id10" draw:id="id10" draw:layer="layout" svg:width="4.5cm" svg:height="1cm" svg:x="12cm" svg:y="16cm">
          <text:p/>
        </draw:rect>
        <draw:frame draw:style-name="gr3" draw:text-style-name="P3" draw:layer="layout" svg:width="6.424cm" svg:height="1.356cm" svg:x="2.073cm" svg:y="1.079cm">
          <draw:text-box>
            <text:p text:style-name="P2"><text:span text:style-name="T1">Chained List</text:span></text:p>
          </draw:text-box>
        </draw:frame>
        <draw:frame draw:style-name="gr4" draw:text-style-name="P4" draw:layer="layout" svg:width="2.566cm" svg:height="1.119cm" svg:x="9cm" svg:y="5.973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6" draw:start-glue-point="1" draw:end-shape="id7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7" draw:start-glue-point="3" draw:end-shape="id8" draw:end-glue-point="3" svg:d="M12000 8473h-501v2000h501" svg:viewBox="0 0 502 2001">
          <text:p/>
        </draw:connector>
        <draw:connector draw:style-name="gr5" draw:text-style-name="P1" draw:layer="layout" svg:x1="16.5cm" svg:y1="10.473cm" svg:x2="16.5cm" svg:y2="14.5cm" draw:start-shape="id8" draw:start-glue-point="1" draw:end-shape="id9" draw:end-glue-point="1" svg:d="M16500 10473h501v4027h-501" svg:viewBox="0 0 502 4028">
          <text:p/>
        </draw:connector>
        <draw:connector draw:style-name="gr5" draw:text-style-name="P1" draw:layer="layout" svg:x1="12cm" svg:y1="14.5cm" svg:x2="12cm" svg:y2="16.5cm" draw:start-shape="id9" draw:start-glue-point="3" draw:end-shape="id10" draw:end-glue-point="3" svg:d="M12000 14500h-501v2000h501" svg:viewBox="0 0 502 2001">
          <text:p/>
        </draw:connector>
        <draw:frame draw:style-name="gr4" draw:text-style-name="P4" draw:layer="layout" svg:width="2.566cm" svg:height="1.119cm" svg:x="9cm" svg:y="15.849cm">
          <draw:text-box>
            <text:p text:style-name="P2"><text:span text:style-name="T2">last</text:span></text:p>
          </draw:text-box>
        </draw:frame>
        <draw:rect draw:style-name="gr9" draw:text-style-name="P1" draw:layer="layout" svg:width="4.5cm" svg:height="1cm" svg:x="12cm" svg:y="12cm">
          <text:p/>
        </draw:rect>
        <draw:frame draw:style-name="gr4" draw:text-style-name="P4" draw:layer="layout" svg:width="2.566cm" svg:height="1.119cm" svg:x="8.934cm" svg:y="11.849cm">
          <draw:text-box>
            <text:p text:style-name="P2"><text:span text:style-name="T2">new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rect draw:style-name="gr1" draw:text-style-name="P1" xml:id="id11" draw:id="id11" draw:layer="layout" svg:width="4.5cm" svg:height="1cm" svg:x="12cm" svg:y="5.973cm">
          <text:p/>
        </draw:rect>
        <draw:rect draw:style-name="gr2" draw:text-style-name="P1" xml:id="id12" draw:id="id12" draw:layer="layout" svg:width="4.5cm" svg:height="1cm" svg:x="12cm" svg:y="7.973cm">
          <text:p/>
        </draw:rect>
        <draw:rect draw:style-name="gr2" draw:text-style-name="P1" xml:id="id13" draw:id="id13" draw:layer="layout" svg:width="4.5cm" svg:height="1cm" svg:x="12cm" svg:y="9.973cm">
          <text:p/>
        </draw:rect>
        <draw:rect draw:style-name="gr2" draw:text-style-name="P1" xml:id="id15" draw:id="id15" draw:layer="layout" svg:width="4.5cm" svg:height="1cm" svg:x="12cm" svg:y="14cm">
          <text:p/>
        </draw:rect>
        <draw:rect draw:style-name="gr2" draw:text-style-name="P1" xml:id="id16" draw:id="id16" draw:layer="layout" svg:width="4.5cm" svg:height="1cm" svg:x="12cm" svg:y="16cm">
          <text:p/>
        </draw:rect>
        <draw:frame draw:style-name="gr3" draw:text-style-name="P3" draw:layer="layout" svg:width="6.424cm" svg:height="1.356cm" svg:x="2.073cm" svg:y="1.079cm">
          <draw:text-box>
            <text:p text:style-name="P2"><text:span text:style-name="T1">Chained List</text:span></text:p>
          </draw:text-box>
        </draw:frame>
        <draw:frame draw:style-name="gr4" draw:text-style-name="P4" draw:layer="layout" svg:width="2.566cm" svg:height="1.119cm" svg:x="9cm" svg:y="5.973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11" draw:start-glue-point="1" draw:end-shape="id12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12" draw:start-glue-point="3" draw:end-shape="id13" draw:end-glue-point="3" svg:d="M12000 8473h-501v2000h501" svg:viewBox="0 0 502 2001">
          <text:p/>
        </draw:connector>
        <draw:connector draw:style-name="gr5" draw:text-style-name="P1" draw:layer="layout" svg:x1="16.5cm" svg:y1="10.473cm" svg:x2="16.5cm" svg:y2="12.5cm" draw:start-shape="id13" draw:start-glue-point="1" draw:end-shape="id14" draw:end-glue-point="1" svg:d="M16500 10473h501v2027h-501" svg:viewBox="0 0 502 2028">
          <text:p/>
        </draw:connector>
        <draw:connector draw:style-name="gr5" draw:text-style-name="P1" draw:layer="layout" svg:x1="12cm" svg:y1="14.5cm" svg:x2="12cm" svg:y2="16.5cm" draw:start-shape="id15" draw:start-glue-point="3" draw:end-shape="id16" draw:end-glue-point="3" svg:d="M12000 14500h-501v2000h501" svg:viewBox="0 0 502 2001">
          <text:p/>
        </draw:connector>
        <draw:frame draw:style-name="gr4" draw:text-style-name="P4" draw:layer="layout" svg:width="2.566cm" svg:height="1.119cm" svg:x="9cm" svg:y="15.849cm">
          <draw:text-box>
            <text:p text:style-name="P2"><text:span text:style-name="T2">last</text:span></text:p>
          </draw:text-box>
        </draw:frame>
        <draw:rect draw:style-name="gr9" draw:text-style-name="P1" xml:id="id14" draw:id="id14" draw:layer="layout" svg:width="4.5cm" svg:height="1cm" svg:x="12cm" svg:y="12cm">
          <text:p/>
        </draw:rect>
        <draw:frame draw:style-name="gr4" draw:text-style-name="P4" draw:layer="layout" svg:width="2.566cm" svg:height="1.119cm" svg:x="8.934cm" svg:y="11.849cm">
          <draw:text-box>
            <text:p text:style-name="P2"><text:span text:style-name="T2">new</text:span></text:p>
          </draw:text-box>
        </draw:frame>
        <draw:connector draw:style-name="gr5" draw:text-style-name="P1" draw:layer="layout" svg:x1="12cm" svg:y1="12.5cm" svg:x2="16.5cm" svg:y2="14.5cm" draw:start-shape="id14" draw:start-glue-point="3" draw:end-shape="id15" draw:end-glue-point="1" svg:d="M12000 12500h-501v-1001h5502v3001h-501" svg:viewBox="0 0 5503 3002">
          <text:p/>
        </draw:connecto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1" draw:text-style-name="P1" xml:id="id17" draw:id="id17" draw:layer="layout" svg:width="4.5cm" svg:height="1cm" svg:x="12cm" svg:y="5.973cm">
          <text:p/>
        </draw:rect>
        <draw:rect draw:style-name="gr2" draw:text-style-name="P1" xml:id="id18" draw:id="id18" draw:layer="layout" svg:width="4.5cm" svg:height="1cm" svg:x="12cm" svg:y="7.973cm">
          <text:p/>
        </draw:rect>
        <draw:rect draw:style-name="gr2" draw:text-style-name="P1" xml:id="id19" draw:id="id19" draw:layer="layout" svg:width="4.5cm" svg:height="1cm" svg:x="12cm" svg:y="9.973cm">
          <text:p/>
        </draw:rect>
        <draw:rect draw:style-name="gr2" draw:text-style-name="P1" xml:id="id21" draw:id="id21" draw:layer="layout" svg:width="4.5cm" svg:height="1cm" svg:x="12cm" svg:y="14cm">
          <text:p/>
        </draw:rect>
        <draw:rect draw:style-name="gr2" draw:text-style-name="P1" xml:id="id22" draw:id="id22" draw:layer="layout" svg:width="4.5cm" svg:height="1cm" svg:x="12cm" svg:y="16cm">
          <text:p/>
        </draw:rect>
        <draw:frame draw:style-name="gr3" draw:text-style-name="P3" draw:layer="layout" svg:width="6.424cm" svg:height="1.356cm" svg:x="2.073cm" svg:y="1.079cm">
          <draw:text-box>
            <text:p text:style-name="P2"><text:span text:style-name="T1">Chained List</text:span></text:p>
          </draw:text-box>
        </draw:frame>
        <draw:frame draw:style-name="gr4" draw:text-style-name="P4" draw:layer="layout" svg:width="2.566cm" svg:height="1.119cm" svg:x="9cm" svg:y="5.973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17" draw:start-glue-point="1" draw:end-shape="id18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18" draw:start-glue-point="3" draw:end-shape="id19" draw:end-glue-point="3" svg:d="M12000 8473h-501v2000h501" svg:viewBox="0 0 502 2001">
          <text:p/>
        </draw:connector>
        <draw:connector draw:style-name="gr5" draw:text-style-name="P1" draw:layer="layout" svg:x1="16.5cm" svg:y1="10.473cm" svg:x2="16.5cm" svg:y2="12.5cm" draw:start-shape="id19" draw:start-glue-point="1" draw:end-shape="id20" draw:end-glue-point="1" svg:d="M16500 10473h501v2027h-501" svg:viewBox="0 0 502 2028">
          <text:p/>
        </draw:connector>
        <draw:connector draw:style-name="gr5" draw:text-style-name="P1" draw:layer="layout" svg:x1="16.5cm" svg:y1="14.5cm" svg:x2="16.5cm" svg:y2="16.5cm" draw:start-shape="id21" draw:start-glue-point="1" draw:end-shape="id22" draw:end-glue-point="1" svg:d="M16500 14500h501v2000h-501" svg:viewBox="0 0 502 2001">
          <text:p/>
        </draw:connector>
        <draw:frame draw:style-name="gr4" draw:text-style-name="P4" draw:layer="layout" svg:width="2.566cm" svg:height="1.119cm" svg:x="9cm" svg:y="15.849cm">
          <draw:text-box>
            <text:p text:style-name="P2"><text:span text:style-name="T2">last</text:span></text:p>
          </draw:text-box>
        </draw:frame>
        <draw:rect draw:style-name="gr9" draw:text-style-name="P1" xml:id="id20" draw:id="id20" draw:layer="layout" svg:width="4.5cm" svg:height="1cm" svg:x="12cm" svg:y="12cm">
          <text:p/>
        </draw:rect>
        <draw:frame draw:style-name="gr4" draw:text-style-name="P4" draw:layer="layout" svg:width="2.566cm" svg:height="1.119cm" svg:x="8.934cm" svg:y="11.849cm">
          <draw:text-box>
            <text:p text:style-name="P2"><text:span text:style-name="T2">new</text:span></text:p>
          </draw:text-box>
        </draw:frame>
        <draw:connector draw:style-name="gr5" draw:text-style-name="P1" draw:layer="layout" svg:x1="12cm" svg:y1="12.5cm" svg:x2="12cm" svg:y2="14.5cm" draw:start-shape="id20" draw:start-glue-point="3" draw:end-shape="id21" draw:end-glue-point="3" svg:d="M12000 12500h-501v2000h501" svg:viewBox="0 0 502 2001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rect draw:style-name="gr1" draw:text-style-name="P1" xml:id="id23" draw:id="id23" draw:layer="layout" svg:width="4.5cm" svg:height="1cm" svg:x="12cm" svg:y="5.973cm">
          <text:p/>
        </draw:rect>
        <draw:rect draw:style-name="gr2" draw:text-style-name="P1" xml:id="id24" draw:id="id24" draw:layer="layout" svg:width="4.5cm" svg:height="1cm" svg:x="12cm" svg:y="7.973cm">
          <text:p/>
        </draw:rect>
        <draw:rect draw:style-name="gr2" draw:text-style-name="P1" xml:id="id25" draw:id="id25" draw:layer="layout" svg:width="4.5cm" svg:height="1cm" svg:x="12cm" svg:y="9.973cm">
          <text:p/>
        </draw:rect>
        <draw:rect draw:style-name="gr2" draw:text-style-name="P1" xml:id="id26" draw:id="id26" draw:layer="layout" svg:width="4.5cm" svg:height="1cm" svg:x="12cm" svg:y="11.973cm">
          <text:p/>
        </draw:rect>
        <draw:rect draw:style-name="gr2" draw:text-style-name="P1" xml:id="id27" draw:id="id27" draw:layer="layout" svg:width="4.5cm" svg:height="1cm" svg:x="12cm" svg:y="13.973cm">
          <text:p/>
        </draw:rect>
        <draw:frame draw:style-name="gr3" draw:text-style-name="P3" draw:layer="layout" svg:width="3.139cm" svg:height="1.356cm" svg:x="2.073cm" svg:y="1.079cm">
          <draw:text-box>
            <text:p text:style-name="P2"><text:span text:style-name="T1">Stack</text:span></text:p>
          </draw:text-box>
        </draw:frame>
        <draw:frame draw:style-name="gr4" draw:text-style-name="P4" draw:layer="layout" svg:width="2.566cm" svg:height="1.119cm" svg:x="9cm" svg:y="5.973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23" draw:start-glue-point="1" draw:end-shape="id24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24" draw:start-glue-point="3" draw:end-shape="id25" draw:end-glue-point="3" svg:d="M12000 8473h-501v2000h501" svg:viewBox="0 0 502 2001">
          <text:p/>
        </draw:connector>
        <draw:connector draw:style-name="gr5" draw:text-style-name="P1" draw:layer="layout" svg:x1="12cm" svg:y1="12.473cm" svg:x2="12cm" svg:y2="14.473cm" draw:start-shape="id26" draw:start-glue-point="3" draw:end-shape="id27" draw:end-glue-point="3" svg:d="M12000 12473h-501v2000h501" svg:viewBox="0 0 502 2001">
          <text:p/>
        </draw:connector>
        <draw:frame draw:style-name="gr4" draw:text-style-name="P4" draw:layer="layout" svg:width="2.566cm" svg:height="1.119cm" svg:x="8.934cm" svg:y="13.849cm">
          <draw:text-box>
            <text:p text:style-name="P2"><text:span text:style-name="T2">last</text:span></text:p>
          </draw:text-box>
        </draw:frame>
        <draw:connector draw:style-name="gr5" draw:text-style-name="P1" draw:layer="layout" svg:x1="16.5cm" svg:y1="10.473cm" svg:x2="16.5cm" svg:y2="12.473cm" draw:start-shape="id25" draw:start-glue-point="1" draw:end-shape="id26" draw:end-glue-point="1" svg:d="M16500 10473h501v2000h-501" svg:viewBox="0 0 502 2001">
          <text:p/>
        </draw:connecto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rect draw:style-name="gr1" draw:text-style-name="P1" xml:id="id28" draw:id="id28" draw:layer="layout" svg:width="4.5cm" svg:height="1cm" svg:x="12cm" svg:y="5.973cm">
          <text:p/>
        </draw:rect>
        <draw:rect draw:style-name="gr2" draw:text-style-name="P1" xml:id="id29" draw:id="id29" draw:layer="layout" svg:width="4.5cm" svg:height="1cm" svg:x="12cm" svg:y="7.973cm">
          <text:p/>
        </draw:rect>
        <draw:rect draw:style-name="gr2" draw:text-style-name="P1" xml:id="id30" draw:id="id30" draw:layer="layout" svg:width="4.5cm" svg:height="1cm" svg:x="12cm" svg:y="9.973cm">
          <text:p/>
        </draw:rect>
        <draw:rect draw:style-name="gr2" draw:text-style-name="P1" xml:id="id31" draw:id="id31" draw:layer="layout" svg:width="4.5cm" svg:height="1cm" svg:x="12cm" svg:y="11.973cm">
          <text:p/>
        </draw:rect>
        <draw:rect draw:style-name="gr2" draw:text-style-name="P1" xml:id="id32" draw:id="id32" draw:layer="layout" svg:width="4.5cm" svg:height="1cm" svg:x="12cm" svg:y="13.973cm">
          <text:p/>
        </draw:rect>
        <draw:frame draw:style-name="gr3" draw:text-style-name="P3" draw:layer="layout" svg:width="3.139cm" svg:height="1.356cm" svg:x="2.073cm" svg:y="1.079cm">
          <draw:text-box>
            <text:p text:style-name="P2"><text:span text:style-name="T1">Stack</text:span></text:p>
          </draw:text-box>
        </draw:frame>
        <draw:frame draw:style-name="gr4" draw:text-style-name="P4" draw:layer="layout" svg:width="2.566cm" svg:height="1.119cm" svg:x="9cm" svg:y="3.876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28" draw:start-glue-point="1" draw:end-shape="id29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29" draw:start-glue-point="3" draw:end-shape="id30" draw:end-glue-point="3" svg:d="M12000 8473h-501v2000h501" svg:viewBox="0 0 502 2001">
          <text:p/>
        </draw:connector>
        <draw:connector draw:style-name="gr5" draw:text-style-name="P1" draw:layer="layout" svg:x1="12cm" svg:y1="12.473cm" svg:x2="12cm" svg:y2="14.473cm" draw:start-shape="id31" draw:start-glue-point="3" draw:end-shape="id32" draw:end-glue-point="3" svg:d="M12000 12473h-501v2000h501" svg:viewBox="0 0 502 2001">
          <text:p/>
        </draw:connector>
        <draw:connector draw:style-name="gr5" draw:text-style-name="P1" draw:layer="layout" svg:x1="16.5cm" svg:y1="10.473cm" svg:x2="16.5cm" svg:y2="12.473cm" draw:start-shape="id30" draw:start-glue-point="1" draw:end-shape="id31" draw:end-glue-point="1" svg:d="M16500 10473h501v2000h-501" svg:viewBox="0 0 502 2001">
          <text:p/>
        </draw:connector>
        <draw:rect draw:style-name="gr9" draw:text-style-name="P1" xml:id="id33" draw:id="id33" draw:layer="layout" svg:width="4.5cm" svg:height="1cm" svg:x="12cm" svg:y="4cm">
          <text:p/>
        </draw:rect>
        <draw:frame draw:style-name="gr3" draw:text-style-name="P3" draw:layer="layout" svg:width="18.494cm" svg:height="1.356cm" svg:x="5cm" svg:y="17.079cm">
          <draw:text-box>
            <text:p text:style-name="P2"><text:span text:style-name="T1">push – new element always put on top</text:span></text:p>
          </draw:text-box>
        </draw:frame>
        <draw:connector draw:style-name="gr5" draw:text-style-name="P1" draw:layer="layout" svg:x1="12cm" svg:y1="4.5cm" svg:x2="12cm" svg:y2="6.473cm" draw:start-shape="id33" draw:start-glue-point="3" draw:end-shape="id28" draw:end-glue-point="3" svg:d="M12000 4500h-501v1973h501" svg:viewBox="0 0 502 1974">
          <text:p/>
        </draw:connector>
        <draw:frame draw:style-name="gr4" draw:text-style-name="P4" draw:layer="layout" svg:width="2.566cm" svg:height="1.119cm" svg:x="8.934cm" svg:y="13.849cm">
          <draw:text-box>
            <text:p text:style-name="P2"><text:span text:style-name="T2">last</text:span></text:p>
          </draw:text-box>
        </draw:frame>
        <draw:line draw:style-name="gr10" draw:text-style-name="P1" draw:layer="layout" svg:x1="23.5cm" svg:y1="4.5cm" svg:x2="18.5cm" svg:y2="4.5cm">
          <text:p/>
        </draw:line>
        <draw:frame draw:style-name="gr4" draw:text-style-name="P4" draw:layer="layout" svg:width="3.566cm" svg:height="1.119cm" svg:x="19.5cm" svg:y="2.876cm">
          <draw:text-box>
            <text:p text:style-name="P2"><text:span text:style-name="T2">push(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rect draw:style-name="gr1" draw:text-style-name="P1" xml:id="id34" draw:id="id34" draw:layer="layout" svg:width="4.5cm" svg:height="1cm" svg:x="12cm" svg:y="5.973cm">
          <text:p/>
        </draw:rect>
        <draw:rect draw:style-name="gr2" draw:text-style-name="P1" xml:id="id35" draw:id="id35" draw:layer="layout" svg:width="4.5cm" svg:height="1cm" svg:x="12cm" svg:y="7.973cm">
          <text:p/>
        </draw:rect>
        <draw:rect draw:style-name="gr2" draw:text-style-name="P1" xml:id="id36" draw:id="id36" draw:layer="layout" svg:width="4.5cm" svg:height="1cm" svg:x="12cm" svg:y="9.973cm">
          <text:p/>
        </draw:rect>
        <draw:rect draw:style-name="gr2" draw:text-style-name="P1" xml:id="id37" draw:id="id37" draw:layer="layout" svg:width="4.5cm" svg:height="1cm" svg:x="12cm" svg:y="11.973cm">
          <text:p/>
        </draw:rect>
        <draw:rect draw:style-name="gr2" draw:text-style-name="P1" xml:id="id38" draw:id="id38" draw:layer="layout" svg:width="4.5cm" svg:height="1cm" svg:x="12cm" svg:y="13.973cm">
          <text:p/>
        </draw:rect>
        <draw:frame draw:style-name="gr3" draw:text-style-name="P3" draw:layer="layout" svg:width="3.139cm" svg:height="1.356cm" svg:x="2.073cm" svg:y="1.079cm">
          <draw:text-box>
            <text:p text:style-name="P2"><text:span text:style-name="T1">Stack</text:span></text:p>
          </draw:text-box>
        </draw:frame>
        <draw:frame draw:style-name="gr4" draw:text-style-name="P4" draw:layer="layout" svg:width="2.566cm" svg:height="1.119cm" svg:x="9cm" svg:y="6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34" draw:start-glue-point="1" draw:end-shape="id35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35" draw:start-glue-point="3" draw:end-shape="id36" draw:end-glue-point="3" svg:d="M12000 8473h-501v2000h501" svg:viewBox="0 0 502 2001">
          <text:p/>
        </draw:connector>
        <draw:connector draw:style-name="gr5" draw:text-style-name="P1" draw:layer="layout" svg:x1="12cm" svg:y1="12.473cm" svg:x2="12cm" svg:y2="14.473cm" draw:start-shape="id37" draw:start-glue-point="3" draw:end-shape="id38" draw:end-glue-point="3" svg:d="M12000 12473h-501v2000h501" svg:viewBox="0 0 502 2001">
          <text:p/>
        </draw:connector>
        <draw:connector draw:style-name="gr5" draw:text-style-name="P1" draw:layer="layout" svg:x1="16.5cm" svg:y1="10.473cm" svg:x2="16.5cm" svg:y2="12.473cm" draw:start-shape="id36" draw:start-glue-point="1" draw:end-shape="id37" draw:end-glue-point="1" svg:d="M16500 10473h501v2000h-501" svg:viewBox="0 0 502 2001">
          <text:p/>
        </draw:connector>
        <draw:rect draw:style-name="gr9" draw:text-style-name="P1" draw:layer="layout" svg:width="4.5cm" svg:height="1cm" svg:x="18cm" svg:y="4cm">
          <text:p/>
        </draw:rect>
        <draw:frame draw:style-name="gr3" draw:text-style-name="P3" draw:layer="layout" svg:width="19.387cm" svg:height="1.356cm" svg:x="5cm" svg:y="17.079cm">
          <draw:text-box>
            <text:p text:style-name="P2"><text:span text:style-name="T1">pop – element always retrieved from top</text:span></text:p>
          </draw:text-box>
        </draw:frame>
        <draw:frame draw:style-name="gr4" draw:text-style-name="P4" draw:layer="layout" svg:width="2.566cm" svg:height="1.119cm" svg:x="8.934cm" svg:y="13.849cm">
          <draw:text-box>
            <text:p text:style-name="P2"><text:span text:style-name="T2">last</text:span></text:p>
          </draw:text-box>
        </draw:frame>
        <draw:line draw:style-name="gr10" draw:text-style-name="P1" draw:layer="layout" svg:x1="11.5cm" svg:y1="4.5cm" svg:x2="16.5cm" svg:y2="4.5cm">
          <text:p/>
        </draw:line>
        <draw:frame draw:style-name="gr4" draw:text-style-name="P4" draw:layer="layout" svg:width="2.566cm" svg:height="1.119cm" svg:x="12.434cm" svg:y="2.876cm">
          <draw:text-box>
            <text:p text:style-name="P2"><text:span text:style-name="T2">pop(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rect draw:style-name="gr1" draw:text-style-name="P1" draw:layer="layout" svg:width="2.5cm" svg:height="0.698cm" svg:x="2cm" svg:y="12.924cm">
          <text:p/>
        </draw:rect>
        <draw:rect draw:style-name="gr11" draw:text-style-name="P1" draw:layer="layout" svg:width="2.5cm" svg:height="0.698cm" svg:x="2cm" svg:y="13.622cm">
          <text:p/>
        </draw:rect>
        <draw:rect draw:style-name="gr12" draw:text-style-name="P1" draw:layer="layout" svg:width="2.5cm" svg:height="0.698cm" svg:x="2cm" svg:y="14.302cm">
          <text:p/>
        </draw:rect>
        <draw:rect draw:style-name="gr13" draw:text-style-name="P1" draw:layer="layout" svg:width="2.5cm" svg:height="0.699cm" svg:x="2cm" svg:y="12.225cm">
          <text:p/>
        </draw:rect>
        <draw:frame draw:style-name="gr3" draw:text-style-name="P3" draw:layer="layout" svg:width="3.139cm" svg:height="1.356cm" svg:x="2.073cm" svg:y="1.079cm">
          <draw:text-box>
            <text:p text:style-name="P2"><text:span text:style-name="T1">Stack</text:span></text:p>
          </draw:text-box>
        </draw:frame>
        <draw:frame draw:style-name="gr3" draw:text-style-name="P3" draw:layer="layout" svg:width="20.047cm" svg:height="1.356cm" svg:x="4.65cm" svg:y="17.819cm">
          <draw:text-box>
            <text:p text:style-name="P2"><text:span text:style-name="T1">pop() – element always retrieved from top</text:span></text:p>
          </draw:text-box>
        </draw:frame>
        <draw:frame draw:style-name="gr4" draw:text-style-name="P4" draw:layer="layout" svg:width="2.566cm" svg:height="1.119cm" svg:x="11cm" svg:y="15.5cm">
          <draw:text-box>
            <text:p text:style-name="P2"><text:span text:style-name="T2">pop()</text:span></text:p>
          </draw:text-box>
        </draw:frame>
        <draw:frame draw:style-name="gr4" draw:text-style-name="P4" draw:layer="layout" svg:width="2.566cm" svg:height="1.119cm" svg:x="17.934cm" svg:y="15.5cm">
          <draw:text-box>
            <text:p text:style-name="P2"><text:span text:style-name="T2">pop()</text:span></text:p>
          </draw:text-box>
        </draw:frame>
        <draw:frame draw:style-name="gr4" draw:text-style-name="P4" draw:layer="layout" svg:width="2.566cm" svg:height="1.119cm" svg:x="7.5cm" svg:y="15.5cm">
          <draw:text-box>
            <text:p text:style-name="P2"><text:span text:style-name="T2">pop()</text:span></text:p>
          </draw:text-box>
        </draw:frame>
        <draw:rect draw:style-name="gr1" draw:text-style-name="P1" draw:layer="layout" svg:width="2.5cm" svg:height="0.698cm" svg:x="5.5cm" svg:y="12.924cm">
          <text:p/>
        </draw:rect>
        <draw:rect draw:style-name="gr11" draw:text-style-name="P1" draw:layer="layout" svg:width="2.5cm" svg:height="0.698cm" svg:x="5.5cm" svg:y="13.622cm">
          <text:p/>
        </draw:rect>
        <draw:rect draw:style-name="gr12" draw:text-style-name="P1" draw:layer="layout" svg:width="2.5cm" svg:height="0.698cm" svg:x="5.5cm" svg:y="14.302cm">
          <text:p/>
        </draw:rect>
        <draw:rect draw:style-name="gr14" draw:text-style-name="P1" draw:layer="layout" svg:width="2.5cm" svg:height="0.698cm" svg:x="5.5cm" svg:y="11.527cm">
          <text:p/>
        </draw:rect>
        <draw:rect draw:style-name="gr13" draw:text-style-name="P1" draw:layer="layout" svg:width="2.5cm" svg:height="0.699cm" svg:x="5.5cm" svg:y="12.225cm">
          <text:p/>
        </draw:rect>
        <draw:rect draw:style-name="gr1" draw:text-style-name="P1" draw:layer="layout" svg:width="2.5cm" svg:height="0.698cm" svg:x="9cm" svg:y="12.897cm">
          <text:p/>
        </draw:rect>
        <draw:rect draw:style-name="gr11" draw:text-style-name="P1" draw:layer="layout" svg:width="2.5cm" svg:height="0.698cm" svg:x="9cm" svg:y="13.595cm">
          <text:p/>
        </draw:rect>
        <draw:rect draw:style-name="gr12" draw:text-style-name="P1" draw:layer="layout" svg:width="2.5cm" svg:height="0.698cm" svg:x="9cm" svg:y="14.275cm">
          <text:p/>
        </draw:rect>
        <draw:rect draw:style-name="gr13" draw:text-style-name="P1" draw:layer="layout" svg:width="2.5cm" svg:height="0.699cm" svg:x="9cm" svg:y="12.198cm">
          <text:p/>
        </draw:rect>
        <draw:rect draw:style-name="gr1" draw:text-style-name="P1" draw:layer="layout" svg:width="2.5cm" svg:height="0.698cm" svg:x="12.5cm" svg:y="12.897cm">
          <text:p/>
        </draw:rect>
        <draw:rect draw:style-name="gr11" draw:text-style-name="P1" draw:layer="layout" svg:width="2.5cm" svg:height="0.698cm" svg:x="12.5cm" svg:y="13.595cm">
          <text:p/>
        </draw:rect>
        <draw:rect draw:style-name="gr12" draw:text-style-name="P1" draw:layer="layout" svg:width="2.5cm" svg:height="0.698cm" svg:x="12.5cm" svg:y="14.275cm">
          <text:p/>
        </draw:rect>
        <draw:rect draw:style-name="gr1" draw:text-style-name="P1" draw:layer="layout" svg:width="2.5cm" svg:height="0.698cm" svg:x="16cm" svg:y="12.897cm">
          <text:p/>
        </draw:rect>
        <draw:rect draw:style-name="gr11" draw:text-style-name="P1" draw:layer="layout" svg:width="2.5cm" svg:height="0.698cm" svg:x="16cm" svg:y="13.595cm">
          <text:p/>
        </draw:rect>
        <draw:rect draw:style-name="gr12" draw:text-style-name="P1" draw:layer="layout" svg:width="2.5cm" svg:height="0.698cm" svg:x="16cm" svg:y="14.275cm">
          <text:p/>
        </draw:rect>
        <draw:rect draw:style-name="gr15" draw:text-style-name="P1" draw:layer="layout" svg:width="2.5cm" svg:height="0.699cm" svg:x="16cm" svg:y="12.198cm">
          <text:p/>
        </draw:rect>
        <draw:rect draw:style-name="gr1" draw:text-style-name="P1" draw:layer="layout" svg:width="2.5cm" svg:height="0.698cm" svg:x="19.5cm" svg:y="12.924cm">
          <text:p/>
        </draw:rect>
        <draw:rect draw:style-name="gr11" draw:text-style-name="P1" draw:layer="layout" svg:width="2.5cm" svg:height="0.698cm" svg:x="19.5cm" svg:y="13.622cm">
          <text:p/>
        </draw:rect>
        <draw:rect draw:style-name="gr12" draw:text-style-name="P1" draw:layer="layout" svg:width="2.5cm" svg:height="0.698cm" svg:x="19.5cm" svg:y="14.302cm">
          <text:p/>
        </draw:rect>
        <draw:rect draw:style-name="gr11" draw:text-style-name="P1" draw:layer="layout" svg:width="2.5cm" svg:height="0.698cm" svg:x="23cm" svg:y="13.622cm">
          <text:p/>
        </draw:rect>
        <draw:rect draw:style-name="gr12" draw:text-style-name="P1" draw:layer="layout" svg:width="2.5cm" svg:height="0.698cm" svg:x="23cm" svg:y="14.302cm">
          <text:p/>
        </draw:rect>
        <draw:frame draw:style-name="gr4" draw:text-style-name="P4" draw:layer="layout" svg:width="4cm" svg:height="1.119cm" svg:x="4cm" svg:y="15.5cm">
          <draw:text-box>
            <text:p text:style-name="P2"><text:span text:style-name="T2">push()</text:span></text:p>
          </draw:text-box>
        </draw:frame>
        <draw:frame draw:style-name="gr4" draw:text-style-name="P4" draw:layer="layout" svg:width="4cm" svg:height="1.119cm" svg:x="14cm" svg:y="15.5cm">
          <draw:text-box>
            <text:p text:style-name="P2"><text:span text:style-name="T2">push()</text:span></text:p>
          </draw:text-box>
        </draw:frame>
        <draw:frame draw:style-name="gr4" draw:text-style-name="P4" draw:layer="layout" svg:width="2.566cm" svg:height="1.119cm" svg:x="21.5cm" svg:y="15.385cm">
          <draw:text-box>
            <text:p text:style-name="P2"><text:span text:style-name="T2">pop(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rect draw:style-name="gr1" draw:text-style-name="P1" xml:id="id39" draw:id="id39" draw:layer="layout" svg:width="4.5cm" svg:height="1cm" svg:x="12cm" svg:y="5.973cm">
          <text:p/>
        </draw:rect>
        <draw:rect draw:style-name="gr2" draw:text-style-name="P1" xml:id="id40" draw:id="id40" draw:layer="layout" svg:width="4.5cm" svg:height="1cm" svg:x="12cm" svg:y="7.973cm">
          <text:p/>
        </draw:rect>
        <draw:rect draw:style-name="gr2" draw:text-style-name="P1" xml:id="id41" draw:id="id41" draw:layer="layout" svg:width="4.5cm" svg:height="1cm" svg:x="12cm" svg:y="9.973cm">
          <text:p/>
        </draw:rect>
        <draw:rect draw:style-name="gr2" draw:text-style-name="P1" xml:id="id42" draw:id="id42" draw:layer="layout" svg:width="4.5cm" svg:height="1cm" svg:x="12cm" svg:y="11.973cm">
          <text:p/>
        </draw:rect>
        <draw:rect draw:style-name="gr2" draw:text-style-name="P1" xml:id="id43" draw:id="id43" draw:layer="layout" svg:width="4.5cm" svg:height="1cm" svg:x="12cm" svg:y="13.973cm">
          <text:p/>
        </draw:rect>
        <draw:frame draw:style-name="gr3" draw:text-style-name="P3" draw:layer="layout" svg:width="3.571cm" svg:height="1.356cm" svg:x="2.073cm" svg:y="1.079cm">
          <draw:text-box>
            <text:p text:style-name="P2"><text:span text:style-name="T1">Queue</text:span></text:p>
          </draw:text-box>
        </draw:frame>
        <draw:frame draw:style-name="gr4" draw:text-style-name="P4" draw:layer="layout" svg:width="2.566cm" svg:height="1.119cm" svg:x="9cm" svg:y="5.973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39" draw:start-glue-point="1" draw:end-shape="id40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40" draw:start-glue-point="3" draw:end-shape="id41" draw:end-glue-point="3" svg:d="M12000 8473h-501v2000h501" svg:viewBox="0 0 502 2001">
          <text:p/>
        </draw:connector>
        <draw:connector draw:style-name="gr5" draw:text-style-name="P1" draw:layer="layout" svg:x1="12cm" svg:y1="12.473cm" svg:x2="12cm" svg:y2="14.473cm" draw:start-shape="id42" draw:start-glue-point="3" draw:end-shape="id43" draw:end-glue-point="3" svg:d="M12000 12473h-501v2000h501" svg:viewBox="0 0 502 2001">
          <text:p/>
        </draw:connector>
        <draw:frame draw:style-name="gr4" draw:text-style-name="P4" draw:layer="layout" svg:width="2.566cm" svg:height="1.119cm" svg:x="8.934cm" svg:y="13.849cm">
          <draw:text-box>
            <text:p text:style-name="P2"><text:span text:style-name="T2">last</text:span></text:p>
          </draw:text-box>
        </draw:frame>
        <draw:connector draw:style-name="gr5" draw:text-style-name="P1" draw:layer="layout" svg:x1="16.5cm" svg:y1="10.473cm" svg:x2="16.5cm" svg:y2="12.473cm" draw:start-shape="id41" draw:start-glue-point="1" draw:end-shape="id42" draw:end-glue-point="1" svg:d="M16500 10473h501v2000h-501" svg:viewBox="0 0 502 2001">
          <text:p/>
        </draw:connecto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rect draw:style-name="gr1" draw:text-style-name="P1" xml:id="id44" draw:id="id44" draw:layer="layout" svg:width="4.5cm" svg:height="1cm" svg:x="12cm" svg:y="5.973cm">
          <text:p/>
        </draw:rect>
        <draw:rect draw:style-name="gr2" draw:text-style-name="P1" xml:id="id45" draw:id="id45" draw:layer="layout" svg:width="4.5cm" svg:height="1cm" svg:x="12cm" svg:y="7.973cm">
          <text:p/>
        </draw:rect>
        <draw:rect draw:style-name="gr2" draw:text-style-name="P1" xml:id="id46" draw:id="id46" draw:layer="layout" svg:width="4.5cm" svg:height="1cm" svg:x="12cm" svg:y="9.973cm">
          <text:p/>
        </draw:rect>
        <draw:rect draw:style-name="gr2" draw:text-style-name="P1" xml:id="id47" draw:id="id47" draw:layer="layout" svg:width="4.5cm" svg:height="1cm" svg:x="12cm" svg:y="11.973cm">
          <text:p/>
        </draw:rect>
        <draw:rect draw:style-name="gr2" draw:text-style-name="P1" xml:id="id48" draw:id="id48" draw:layer="layout" svg:width="4.5cm" svg:height="1cm" svg:x="12cm" svg:y="13.973cm">
          <text:p/>
        </draw:rect>
        <draw:frame draw:style-name="gr3" draw:text-style-name="P3" draw:layer="layout" svg:width="3.571cm" svg:height="1.356cm" svg:x="2.073cm" svg:y="1.079cm">
          <draw:text-box>
            <text:p text:style-name="P2"><text:span text:style-name="T1">Queue</text:span></text:p>
          </draw:text-box>
        </draw:frame>
        <draw:frame draw:style-name="gr4" draw:text-style-name="P4" draw:layer="layout" svg:width="2.566cm" svg:height="1.119cm" svg:x="9cm" svg:y="3.876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44" draw:start-glue-point="1" draw:end-shape="id45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45" draw:start-glue-point="3" draw:end-shape="id46" draw:end-glue-point="3" svg:d="M12000 8473h-501v2000h501" svg:viewBox="0 0 502 2001">
          <text:p/>
        </draw:connector>
        <draw:connector draw:style-name="gr5" draw:text-style-name="P1" draw:layer="layout" svg:x1="12cm" svg:y1="12.473cm" svg:x2="12cm" svg:y2="14.473cm" draw:start-shape="id47" draw:start-glue-point="3" draw:end-shape="id48" draw:end-glue-point="3" svg:d="M12000 12473h-501v2000h501" svg:viewBox="0 0 502 2001">
          <text:p/>
        </draw:connector>
        <draw:connector draw:style-name="gr5" draw:text-style-name="P1" draw:layer="layout" svg:x1="16.5cm" svg:y1="10.473cm" svg:x2="16.5cm" svg:y2="12.473cm" draw:start-shape="id46" draw:start-glue-point="1" draw:end-shape="id47" draw:end-glue-point="1" svg:d="M16500 10473h501v2000h-501" svg:viewBox="0 0 502 2001">
          <text:p/>
        </draw:connector>
        <draw:rect draw:style-name="gr9" draw:text-style-name="P1" xml:id="id49" draw:id="id49" draw:layer="layout" svg:width="4.5cm" svg:height="1cm" svg:x="12cm" svg:y="4cm">
          <text:p/>
        </draw:rect>
        <draw:frame draw:style-name="gr3" draw:text-style-name="P3" draw:layer="layout" svg:width="18.494cm" svg:height="1.356cm" svg:x="5cm" svg:y="17.079cm">
          <draw:text-box>
            <text:p text:style-name="P2"><text:span text:style-name="T1">push – new element always put on top</text:span></text:p>
          </draw:text-box>
        </draw:frame>
        <draw:connector draw:style-name="gr5" draw:text-style-name="P1" draw:layer="layout" svg:x1="12cm" svg:y1="4.5cm" svg:x2="12cm" svg:y2="6.473cm" draw:start-shape="id49" draw:start-glue-point="3" draw:end-shape="id44" draw:end-glue-point="3" svg:d="M12000 4500h-501v1973h501" svg:viewBox="0 0 502 1974">
          <text:p/>
        </draw:connector>
        <draw:frame draw:style-name="gr4" draw:text-style-name="P4" draw:layer="layout" svg:width="2.566cm" svg:height="1.119cm" svg:x="8.934cm" svg:y="13.849cm">
          <draw:text-box>
            <text:p text:style-name="P2"><text:span text:style-name="T2">last</text:span></text:p>
          </draw:text-box>
        </draw:frame>
        <draw:line draw:style-name="gr10" draw:text-style-name="P1" draw:layer="layout" svg:x1="23.5cm" svg:y1="4.5cm" svg:x2="18.5cm" svg:y2="4.5cm">
          <text:p/>
        </draw:line>
        <draw:frame draw:style-name="gr4" draw:text-style-name="P4" draw:layer="layout" svg:width="3.566cm" svg:height="1.119cm" svg:x="19.5cm" svg:y="2.876cm">
          <draw:text-box>
            <text:p text:style-name="P2"><text:span text:style-name="T2">push(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rect draw:style-name="gr1" draw:text-style-name="P1" xml:id="id50" draw:id="id50" draw:layer="layout" svg:width="4.5cm" svg:height="1cm" svg:x="12cm" svg:y="5.973cm">
          <text:p/>
        </draw:rect>
        <draw:rect draw:style-name="gr2" draw:text-style-name="P1" xml:id="id51" draw:id="id51" draw:layer="layout" svg:width="4.5cm" svg:height="1cm" svg:x="12cm" svg:y="7.973cm">
          <text:p/>
        </draw:rect>
        <draw:rect draw:style-name="gr2" draw:text-style-name="P1" xml:id="id52" draw:id="id52" draw:layer="layout" svg:width="4.5cm" svg:height="1cm" svg:x="12cm" svg:y="9.973cm">
          <text:p/>
        </draw:rect>
        <draw:rect draw:style-name="gr2" draw:text-style-name="P1" xml:id="id53" draw:id="id53" draw:layer="layout" svg:width="4.5cm" svg:height="1cm" svg:x="12cm" svg:y="11.973cm">
          <text:p/>
        </draw:rect>
        <draw:rect draw:style-name="gr2" draw:text-style-name="P1" draw:layer="layout" svg:width="4.5cm" svg:height="1cm" svg:x="19cm" svg:y="14cm">
          <text:p/>
        </draw:rect>
        <draw:frame draw:style-name="gr3" draw:text-style-name="P3" draw:layer="layout" svg:width="3.571cm" svg:height="1.356cm" svg:x="2.073cm" svg:y="1.079cm">
          <draw:text-box>
            <text:p text:style-name="P2"><text:span text:style-name="T1">Queue</text:span></text:p>
          </draw:text-box>
        </draw:frame>
        <draw:frame draw:style-name="gr4" draw:text-style-name="P4" draw:layer="layout" svg:width="2.566cm" svg:height="1.119cm" svg:x="9cm" svg:y="3.876cm">
          <draw:text-box>
            <text:p text:style-name="P2"><text:span text:style-name="T2">first</text:span></text:p>
          </draw:text-box>
        </draw:frame>
        <draw:connector draw:style-name="gr5" draw:text-style-name="P1" draw:layer="layout" svg:x1="16.5cm" svg:y1="6.473cm" svg:x2="16.5cm" svg:y2="8.473cm" draw:start-shape="id50" draw:start-glue-point="1" draw:end-shape="id51" draw:end-glue-point="1" svg:d="M16500 6473h501v2000h-501" svg:viewBox="0 0 502 2001">
          <text:p/>
        </draw:connector>
        <draw:connector draw:style-name="gr5" draw:text-style-name="P1" draw:layer="layout" svg:x1="12cm" svg:y1="8.473cm" svg:x2="12cm" svg:y2="10.473cm" draw:start-shape="id51" draw:start-glue-point="3" draw:end-shape="id52" draw:end-glue-point="3" svg:d="M12000 8473h-501v2000h501" svg:viewBox="0 0 502 2001">
          <text:p/>
        </draw:connector>
        <draw:connector draw:style-name="gr5" draw:text-style-name="P1" draw:layer="layout" svg:x1="16.5cm" svg:y1="10.473cm" svg:x2="16.5cm" svg:y2="12.473cm" draw:start-shape="id52" draw:start-glue-point="1" draw:end-shape="id53" draw:end-glue-point="1" svg:d="M16500 10473h501v2000h-501" svg:viewBox="0 0 502 2001">
          <text:p/>
        </draw:connector>
        <draw:rect draw:style-name="gr9" draw:text-style-name="P1" xml:id="id54" draw:id="id54" draw:layer="layout" svg:width="4.5cm" svg:height="1cm" svg:x="12cm" svg:y="4cm">
          <text:p/>
        </draw:rect>
        <draw:frame draw:style-name="gr3" draw:text-style-name="P3" draw:layer="layout" svg:width="20.919cm" svg:height="1.356cm" svg:x="5cm" svg:y="17.079cm">
          <draw:text-box>
            <text:p text:style-name="P2"><text:span text:style-name="T1">pop – element always retrieved from botton</text:span></text:p>
          </draw:text-box>
        </draw:frame>
        <draw:connector draw:style-name="gr5" draw:text-style-name="P1" draw:layer="layout" svg:x1="12cm" svg:y1="4.5cm" svg:x2="12cm" svg:y2="6.473cm" draw:start-shape="id54" draw:start-glue-point="3" draw:end-shape="id50" draw:end-glue-point="3" svg:d="M12000 4500h-501v1973h501" svg:viewBox="0 0 502 1974">
          <text:p/>
        </draw:connector>
        <draw:frame draw:style-name="gr4" draw:text-style-name="P4" draw:layer="layout" svg:width="2.566cm" svg:height="1.119cm" svg:x="8.934cm" svg:y="12cm">
          <draw:text-box>
            <text:p text:style-name="P2"><text:span text:style-name="T2">last</text:span></text:p>
          </draw:text-box>
        </draw:frame>
        <draw:line draw:style-name="gr10" draw:text-style-name="P1" draw:layer="layout" svg:x1="11.5cm" svg:y1="14.5cm" svg:x2="17cm" svg:y2="14.5cm">
          <text:p/>
        </draw:line>
        <draw:frame draw:style-name="gr4" draw:text-style-name="P4" draw:layer="layout" svg:width="3.566cm" svg:height="1.119cm" svg:x="13cm" svg:y="14.885cm">
          <draw:text-box>
            <text:p text:style-name="P2"><text:span text:style-name="T2">pop(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rect draw:style-name="gr1" draw:text-style-name="P1" draw:layer="layout" svg:width="2.5cm" svg:height="0.698cm" svg:x="2cm" svg:y="12.924cm">
          <text:p/>
        </draw:rect>
        <draw:rect draw:style-name="gr11" draw:text-style-name="P1" draw:layer="layout" svg:width="2.5cm" svg:height="0.698cm" svg:x="2cm" svg:y="13.622cm">
          <text:p/>
        </draw:rect>
        <draw:rect draw:style-name="gr12" draw:text-style-name="P1" draw:layer="layout" svg:width="2.5cm" svg:height="0.698cm" svg:x="2cm" svg:y="14.302cm">
          <text:p/>
        </draw:rect>
        <draw:rect draw:style-name="gr13" draw:text-style-name="P1" draw:layer="layout" svg:width="2.5cm" svg:height="0.699cm" svg:x="2cm" svg:y="12.225cm">
          <text:p/>
        </draw:rect>
        <draw:frame draw:style-name="gr3" draw:text-style-name="P3" draw:layer="layout" svg:width="3.571cm" svg:height="1.356cm" svg:x="2.073cm" svg:y="1.079cm">
          <draw:text-box>
            <text:p text:style-name="P2"><text:span text:style-name="T1">Queue</text:span></text:p>
          </draw:text-box>
        </draw:frame>
        <draw:frame draw:style-name="gr4" draw:text-style-name="P4" draw:layer="layout" svg:width="2.566cm" svg:height="1.119cm" svg:x="18.434cm" svg:y="15.5cm">
          <draw:text-box>
            <text:p text:style-name="P2"><text:span text:style-name="T2">pop()</text:span></text:p>
          </draw:text-box>
        </draw:frame>
        <draw:frame draw:style-name="gr4" draw:text-style-name="P4" draw:layer="layout" svg:width="2.566cm" svg:height="1.119cm" svg:x="21.5cm" svg:y="15.385cm">
          <draw:text-box>
            <text:p text:style-name="P2"><text:span text:style-name="T2">pop()</text:span></text:p>
          </draw:text-box>
        </draw:frame>
        <draw:frame draw:style-name="gr4" draw:text-style-name="P4" draw:layer="layout" svg:width="2.566cm" svg:height="1.119cm" svg:x="7.5cm" svg:y="15.5cm">
          <draw:text-box>
            <text:p text:style-name="P2"><text:span text:style-name="T2">pop()</text:span></text:p>
          </draw:text-box>
        </draw:frame>
        <draw:rect draw:style-name="gr1" draw:text-style-name="P1" draw:layer="layout" svg:width="2.5cm" svg:height="0.698cm" svg:x="5.5cm" svg:y="12.924cm">
          <text:p/>
        </draw:rect>
        <draw:rect draw:style-name="gr11" draw:text-style-name="P1" draw:layer="layout" svg:width="2.5cm" svg:height="0.698cm" svg:x="5.5cm" svg:y="13.622cm">
          <text:p/>
        </draw:rect>
        <draw:rect draw:style-name="gr12" draw:text-style-name="P1" draw:layer="layout" svg:width="2.5cm" svg:height="0.698cm" svg:x="5.5cm" svg:y="14.302cm">
          <text:p/>
        </draw:rect>
        <draw:rect draw:style-name="gr14" draw:text-style-name="P1" draw:layer="layout" svg:width="2.5cm" svg:height="0.698cm" svg:x="5.5cm" svg:y="11.527cm">
          <text:p/>
        </draw:rect>
        <draw:rect draw:style-name="gr13" draw:text-style-name="P1" draw:layer="layout" svg:width="2.5cm" svg:height="0.699cm" svg:x="5.5cm" svg:y="12.225cm">
          <text:p/>
        </draw:rect>
        <draw:rect draw:style-name="gr1" draw:text-style-name="P1" draw:layer="layout" svg:width="2.5cm" svg:height="0.698cm" svg:x="9cm" svg:y="13.604cm">
          <text:p/>
        </draw:rect>
        <draw:rect draw:style-name="gr11" draw:text-style-name="P1" draw:layer="layout" svg:width="2.5cm" svg:height="0.698cm" svg:x="9cm" svg:y="14.302cm">
          <text:p/>
        </draw:rect>
        <draw:rect draw:style-name="gr14" draw:text-style-name="P1" draw:layer="layout" svg:width="2.5cm" svg:height="0.698cm" svg:x="9cm" svg:y="12.207cm">
          <text:p/>
        </draw:rect>
        <draw:rect draw:style-name="gr13" draw:text-style-name="P1" draw:layer="layout" svg:width="2.5cm" svg:height="0.699cm" svg:x="9cm" svg:y="12.905cm">
          <text:p/>
        </draw:rect>
        <draw:rect draw:style-name="gr1" draw:text-style-name="P1" draw:layer="layout" svg:width="2.5cm" svg:height="0.698cm" svg:x="12.5cm" svg:y="14.302cm">
          <text:p/>
        </draw:rect>
        <draw:rect draw:style-name="gr14" draw:text-style-name="P1" draw:layer="layout" svg:width="2.5cm" svg:height="0.698cm" svg:x="12.5cm" svg:y="12.905cm">
          <text:p/>
        </draw:rect>
        <draw:rect draw:style-name="gr13" draw:text-style-name="P1" draw:layer="layout" svg:width="2.5cm" svg:height="0.699cm" svg:x="12.5cm" svg:y="13.603cm">
          <text:p/>
        </draw:rect>
        <draw:rect draw:style-name="gr1" draw:text-style-name="P1" draw:layer="layout" svg:width="2.5cm" svg:height="0.698cm" svg:x="16cm" svg:y="14.302cm">
          <text:p/>
        </draw:rect>
        <draw:rect draw:style-name="gr15" draw:text-style-name="P1" draw:layer="layout" svg:width="2.5cm" svg:height="0.698cm" svg:x="16cm" svg:y="12.207cm">
          <text:p/>
        </draw:rect>
        <draw:rect draw:style-name="gr14" draw:text-style-name="P1" draw:layer="layout" svg:width="2.5cm" svg:height="0.698cm" svg:x="16cm" svg:y="12.905cm">
          <text:p/>
        </draw:rect>
        <draw:rect draw:style-name="gr13" draw:text-style-name="P1" draw:layer="layout" svg:width="2.5cm" svg:height="0.699cm" svg:x="16cm" svg:y="13.603cm">
          <text:p/>
        </draw:rect>
        <draw:rect draw:style-name="gr14" draw:text-style-name="P1" draw:layer="layout" svg:width="2.5cm" svg:height="0.698cm" svg:x="19.5cm" svg:y="13.603cm">
          <text:p/>
        </draw:rect>
        <draw:rect draw:style-name="gr13" draw:text-style-name="P1" draw:layer="layout" svg:width="2.5cm" svg:height="0.699cm" svg:x="19.5cm" svg:y="14.301cm">
          <text:p/>
        </draw:rect>
        <draw:rect draw:style-name="gr14" draw:text-style-name="P1" draw:layer="layout" svg:width="2.5cm" svg:height="1cm" svg:x="23cm" svg:y="14cm">
          <text:p/>
        </draw:rect>
        <draw:frame draw:style-name="gr4" draw:text-style-name="P4" draw:layer="layout" svg:width="3.066cm" svg:height="1.119cm" svg:x="14.434cm" svg:y="15.5cm">
          <draw:text-box>
            <text:p text:style-name="P2"><text:span text:style-name="T2">push()</text:span></text:p>
          </draw:text-box>
        </draw:frame>
        <draw:frame draw:style-name="gr4" draw:text-style-name="P4" draw:layer="layout" svg:width="3.066cm" svg:height="1.119cm" svg:x="4cm" svg:y="15.5cm">
          <draw:text-box>
            <text:p text:style-name="P2"><text:span text:style-name="T2">push()</text:span></text:p>
          </draw:text-box>
        </draw:frame>
        <draw:frame draw:style-name="gr4" draw:text-style-name="P4" draw:layer="layout" svg:width="2.566cm" svg:height="1.119cm" svg:x="10.934cm" svg:y="15.5cm">
          <draw:text-box>
            <text:p text:style-name="P2"><text:span text:style-name="T2">pop()</text:span></text:p>
          </draw:text-box>
        </draw:frame>
        <draw:rect draw:style-name="gr15" draw:text-style-name="P1" draw:layer="layout" svg:width="2.5cm" svg:height="0.698cm" svg:x="19.5cm" svg:y="13cm">
          <text:p/>
        </draw:rect>
        <draw:rect draw:style-name="gr15" draw:text-style-name="P1" draw:layer="layout" svg:width="2.5cm" svg:height="0.698cm" svg:x="23cm" svg:y="13.5cm">
          <text:p/>
        </draw:rect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rect draw:style-name="gr1" draw:text-style-name="P1" xml:id="id55" draw:id="id55" draw:layer="layout" svg:width="4.5cm" svg:height="1cm" svg:x="12cm" svg:y="6.615cm">
          <text:p/>
        </draw:rect>
        <draw:frame draw:style-name="gr4" draw:text-style-name="P4" draw:layer="layout" svg:width="4.066cm" svg:height="1.119cm" svg:x="7cm" svg:y="6.462cm">
          <draw:text-box>
            <text:p text:style-name="P2"><text:span text:style-name="T2">root node</text:span></text:p>
          </draw:text-box>
        </draw:frame>
        <draw:rect draw:style-name="gr2" draw:text-style-name="P1" xml:id="id56" draw:id="id56" draw:layer="layout" svg:width="4.5cm" svg:height="1cm" svg:x="6cm" svg:y="10.615cm">
          <text:p/>
        </draw:rect>
        <draw:rect draw:style-name="gr2" draw:text-style-name="P1" xml:id="id57" draw:id="id57" draw:layer="layout" svg:width="4.5cm" svg:height="1cm" svg:x="18cm" svg:y="10.615cm">
          <text:p/>
        </draw:rect>
        <draw:rect draw:style-name="gr2" draw:text-style-name="P1" xml:id="id58" draw:id="id58" draw:layer="layout" svg:width="4.5cm" svg:height="1cm" svg:x="3cm" svg:y="15.115cm">
          <text:p/>
        </draw:rect>
        <draw:rect draw:style-name="gr2" draw:text-style-name="P1" xml:id="id59" draw:id="id59" draw:layer="layout" svg:width="4.5cm" svg:height="1cm" svg:x="8.5cm" svg:y="15.115cm">
          <text:p/>
        </draw:rect>
        <draw:rect draw:style-name="gr2" draw:text-style-name="P1" xml:id="id60" draw:id="id60" draw:layer="layout" svg:width="4.5cm" svg:height="1cm" svg:x="15.5cm" svg:y="15.115cm">
          <text:p/>
        </draw:rect>
        <draw:rect draw:style-name="gr2" draw:text-style-name="P1" xml:id="id61" draw:id="id61" draw:layer="layout" svg:width="4.5cm" svg:height="1cm" svg:x="21cm" svg:y="15.115cm">
          <text:p/>
        </draw:rect>
        <draw:connector draw:style-name="gr16" draw:text-style-name="P1" draw:layer="layout" draw:type="line" svg:x1="14.25cm" svg:y1="7.615cm" svg:x2="8.25cm" svg:y2="10.615cm" draw:start-shape="id55" draw:start-glue-point="2" draw:end-shape="id56" draw:end-glue-point="0" svg:d="M14250 7615l-6000 3000" svg:viewBox="0 0 6001 3001">
          <text:p/>
        </draw:connector>
        <draw:connector draw:style-name="gr5" draw:text-style-name="P1" draw:layer="layout" draw:type="line" svg:x1="14.25cm" svg:y1="7.615cm" svg:x2="20.25cm" svg:y2="10.615cm" draw:start-shape="id55" draw:start-glue-point="2" draw:end-shape="id57" draw:end-glue-point="0" svg:d="M14250 7615l6000 3000" svg:viewBox="0 0 6001 3001">
          <text:p/>
        </draw:connector>
        <draw:connector draw:style-name="gr5" draw:text-style-name="P1" draw:layer="layout" draw:type="line" svg:x1="8.25cm" svg:y1="11.615cm" svg:x2="5.25cm" svg:y2="15.115cm" draw:start-shape="id56" draw:start-glue-point="2" draw:end-shape="id58" draw:end-glue-point="0" svg:d="M8250 11615l-3000 3500" svg:viewBox="0 0 3001 3501">
          <text:p/>
        </draw:connector>
        <draw:connector draw:style-name="gr5" draw:text-style-name="P1" draw:layer="layout" draw:type="line" svg:x1="8.25cm" svg:y1="11.615cm" svg:x2="10.75cm" svg:y2="15.115cm" draw:start-shape="id56" draw:start-glue-point="2" draw:end-shape="id59" draw:end-glue-point="0" svg:d="M8250 11615l2500 3500" svg:viewBox="0 0 2501 3501">
          <text:p/>
        </draw:connector>
        <draw:connector draw:style-name="gr5" draw:text-style-name="P1" draw:layer="layout" draw:type="line" svg:x1="20.25cm" svg:y1="11.615cm" svg:x2="17.75cm" svg:y2="15.115cm" draw:start-shape="id57" draw:start-glue-point="2" draw:end-shape="id60" draw:end-glue-point="0" svg:d="M20250 11615l-2500 3500" svg:viewBox="0 0 2501 3501">
          <text:p/>
        </draw:connector>
        <draw:connector draw:style-name="gr5" draw:text-style-name="P1" draw:layer="layout" draw:type="line" svg:x1="20.25cm" svg:y1="11.615cm" svg:x2="23.25cm" svg:y2="15.115cm" draw:start-shape="id57" draw:start-glue-point="2" draw:end-shape="id61" draw:end-glue-point="0" svg:d="M20250 11615l3000 3500" svg:viewBox="0 0 3001 3501">
          <text:p/>
        </draw:connector>
        <draw:frame draw:style-name="gr3" draw:text-style-name="P3" draw:layer="layout" svg:width="5.878cm" svg:height="1.356cm" svg:x="2.073cm" svg:y="1.08cm">
          <draw:text-box>
            <text:p text:style-name="P2"><text:span text:style-name="T1">Binary Tree</text:span></text:p>
          </draw:text-box>
        </draw:frame>
        <draw:frame draw:style-name="gr4" draw:text-style-name="P4" draw:layer="layout" svg:width="4.5cm" svg:height="1.119cm" svg:x="3cm" svg:y="16.885cm">
          <draw:text-box>
            <text:p text:style-name="P2"><text:span text:style-name="T2">leaf nod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rect draw:style-name="gr1" draw:text-style-name="P1" xml:id="id62" draw:id="id62" draw:layer="layout" svg:width="4.5cm" svg:height="1cm" svg:x="12cm" svg:y="6.615cm">
          <text:p/>
        </draw:rect>
        <draw:frame draw:style-name="gr4" draw:text-style-name="P4" draw:layer="layout" svg:width="4.066cm" svg:height="1.119cm" svg:x="7cm" svg:y="6.462cm">
          <draw:text-box>
            <text:p text:style-name="P2"><text:span text:style-name="T2">root node</text:span></text:p>
          </draw:text-box>
        </draw:frame>
        <draw:rect draw:style-name="gr2" draw:text-style-name="P1" xml:id="id63" draw:id="id63" draw:layer="layout" svg:width="3.5cm" svg:height="1cm" svg:x="4.5cm" svg:y="10.5cm">
          <text:p/>
        </draw:rect>
        <draw:rect draw:style-name="gr2" draw:text-style-name="P1" xml:id="id64" draw:id="id64" draw:layer="layout" svg:width="3cm" svg:height="1cm" svg:x="20.5cm" svg:y="10.5cm">
          <text:p/>
        </draw:rect>
        <draw:rect draw:style-name="gr2" draw:text-style-name="P1" xml:id="id65" draw:id="id65" draw:layer="layout" svg:width="3.5cm" svg:height="1cm" svg:x="0.5cm" svg:y="15cm">
          <text:p/>
        </draw:rect>
        <draw:rect draw:style-name="gr2" draw:text-style-name="P1" xml:id="id66" draw:id="id66" draw:layer="layout" svg:width="3.5cm" svg:height="1cm" svg:x="4.5cm" svg:y="15cm">
          <text:p/>
        </draw:rect>
        <draw:rect draw:style-name="gr2" draw:text-style-name="P1" xml:id="id67" draw:id="id67" draw:layer="layout" svg:width="3.5cm" svg:height="1cm" svg:x="18cm" svg:y="15cm">
          <text:p/>
        </draw:rect>
        <draw:rect draw:style-name="gr2" draw:text-style-name="P1" xml:id="id68" draw:id="id68" draw:layer="layout" svg:width="3.5cm" svg:height="1cm" svg:x="23cm" svg:y="15cm">
          <text:p/>
        </draw:rect>
        <draw:connector draw:style-name="gr16" draw:text-style-name="P1" draw:layer="layout" draw:type="line" svg:x1="14.25cm" svg:y1="7.615cm" svg:x2="6.25cm" svg:y2="10.5cm" draw:start-shape="id62" draw:start-glue-point="2" draw:end-shape="id63" draw:end-glue-point="0" svg:d="M14250 7615l-8000 2885" svg:viewBox="0 0 8001 2886">
          <text:p/>
        </draw:connector>
        <draw:connector draw:style-name="gr5" draw:text-style-name="P1" draw:layer="layout" draw:type="line" svg:x1="14.25cm" svg:y1="7.615cm" svg:x2="22cm" svg:y2="10.5cm" draw:start-shape="id62" draw:start-glue-point="2" draw:end-shape="id64" draw:end-glue-point="0" svg:d="M14250 7615l7750 2885" svg:viewBox="0 0 7751 2886">
          <text:p/>
        </draw:connector>
        <draw:connector draw:style-name="gr5" draw:text-style-name="P1" draw:layer="layout" draw:type="line" svg:x1="6.25cm" svg:y1="11.5cm" svg:x2="2.25cm" svg:y2="15cm" draw:start-shape="id63" draw:start-glue-point="2" draw:end-shape="id65" draw:end-glue-point="0" svg:d="M6250 11500l-4000 3500" svg:viewBox="0 0 4001 3501">
          <text:p/>
        </draw:connector>
        <draw:connector draw:style-name="gr5" draw:text-style-name="P1" draw:layer="layout" draw:type="line" svg:x1="6.25cm" svg:y1="11.5cm" svg:x2="6.25cm" svg:y2="15cm" draw:start-shape="id63" draw:start-glue-point="2" draw:end-shape="id66" draw:end-glue-point="0" svg:d="M6250 11500v3500" svg:viewBox="0 0 1 3501">
          <text:p/>
        </draw:connector>
        <draw:connector draw:style-name="gr5" draw:text-style-name="P1" draw:layer="layout" draw:type="line" svg:x1="22cm" svg:y1="11.5cm" svg:x2="19.75cm" svg:y2="15cm" draw:start-shape="id64" draw:start-glue-point="2" draw:end-shape="id67" draw:end-glue-point="0" svg:d="M22000 11500l-2250 3500" svg:viewBox="0 0 2251 3501">
          <text:p/>
        </draw:connector>
        <draw:connector draw:style-name="gr5" draw:text-style-name="P1" draw:layer="layout" draw:type="line" svg:x1="22cm" svg:y1="11.5cm" svg:x2="24.75cm" svg:y2="15cm" draw:start-shape="id64" draw:start-glue-point="2" draw:end-shape="id68" draw:end-glue-point="0" svg:d="M22000 11500l2750 3500" svg:viewBox="0 0 2751 3501">
          <text:p/>
        </draw:connector>
        <draw:frame draw:style-name="gr3" draw:text-style-name="P3" draw:layer="layout" svg:width="10.599cm" svg:height="1.356cm" svg:x="2.073cm" svg:y="1.08cm">
          <draw:text-box>
            <text:p text:style-name="P2"><text:span text:style-name="T1">General Ordered Tree</text:span></text:p>
          </draw:text-box>
        </draw:frame>
        <draw:frame draw:style-name="gr4" draw:text-style-name="P4" draw:layer="layout" svg:width="4.5cm" svg:height="1.119cm" svg:x="4cm" svg:y="16.885cm">
          <draw:text-box>
            <text:p text:style-name="P2"><text:span text:style-name="T2">leaf node</text:span></text:p>
          </draw:text-box>
        </draw:frame>
        <draw:rect draw:style-name="gr2" draw:text-style-name="P1" xml:id="id69" draw:id="id69" draw:layer="layout" svg:width="3.5cm" svg:height="1cm" svg:x="8.5cm" svg:y="15cm">
          <text:p/>
        </draw:rect>
        <draw:rect draw:style-name="gr2" draw:text-style-name="P1" xml:id="id70" draw:id="id70" draw:layer="layout" svg:width="3.5cm" svg:height="1cm" svg:x="12.5cm" svg:y="10.5cm">
          <text:p/>
        </draw:rect>
        <draw:connector draw:style-name="gr5" draw:text-style-name="P1" draw:layer="layout" draw:type="line" svg:x1="6.25cm" svg:y1="11.5cm" svg:x2="10.25cm" svg:y2="15cm" draw:end-shape="id69" draw:end-glue-point="0" svg:d="M6250 11500l4000 3500" svg:viewBox="0 0 4001 3501">
          <text:p/>
        </draw:connector>
        <draw:connector draw:style-name="gr16" draw:text-style-name="P1" draw:layer="layout" draw:type="line" svg:x1="14.25cm" svg:y1="7.616cm" svg:x2="14.25cm" svg:y2="10.5cm" draw:end-shape="id70" draw:end-glue-point="0" svg:d="M14250 7616v2884" svg:viewBox="0 0 1 2885">
          <text:p/>
        </draw:connecto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rect draw:style-name="gr1" draw:text-style-name="P1" xml:id="id71" draw:id="id71" draw:layer="layout" svg:width="4.5cm" svg:height="1cm" svg:x="12cm" svg:y="6.615cm">
          <text:p/>
        </draw:rect>
        <draw:frame draw:style-name="gr4" draw:text-style-name="P4" draw:layer="layout" svg:width="4.066cm" svg:height="1.119cm" svg:x="7cm" svg:y="6.462cm">
          <draw:text-box>
            <text:p text:style-name="P2"><text:span text:style-name="T2">root node</text:span></text:p>
          </draw:text-box>
        </draw:frame>
        <draw:rect draw:style-name="gr2" draw:text-style-name="P1" xml:id="id72" draw:id="id72" draw:layer="layout" svg:width="4.5cm" svg:height="1cm" svg:x="6cm" svg:y="10.615cm">
          <text:p/>
        </draw:rect>
        <draw:rect draw:style-name="gr2" draw:text-style-name="P1" xml:id="id73" draw:id="id73" draw:layer="layout" svg:width="4.5cm" svg:height="1cm" svg:x="18cm" svg:y="10.615cm">
          <text:p/>
        </draw:rect>
        <draw:rect draw:style-name="gr2" draw:text-style-name="P1" xml:id="id74" draw:id="id74" draw:layer="layout" svg:width="4.5cm" svg:height="1cm" svg:x="3cm" svg:y="15.115cm">
          <text:p/>
        </draw:rect>
        <draw:rect draw:style-name="gr2" draw:text-style-name="P1" xml:id="id75" draw:id="id75" draw:layer="layout" svg:width="4.5cm" svg:height="1cm" svg:x="8.5cm" svg:y="15.115cm">
          <text:p/>
        </draw:rect>
        <draw:rect draw:style-name="gr2" draw:text-style-name="P1" xml:id="id76" draw:id="id76" draw:layer="layout" svg:width="4.5cm" svg:height="1cm" svg:x="15.5cm" svg:y="15.115cm">
          <text:p/>
        </draw:rect>
        <draw:rect draw:style-name="gr2" draw:text-style-name="P1" xml:id="id77" draw:id="id77" draw:layer="layout" svg:width="4.5cm" svg:height="1cm" svg:x="21cm" svg:y="15.115cm">
          <text:p/>
        </draw:rect>
        <draw:connector draw:style-name="gr16" draw:text-style-name="P1" draw:layer="layout" draw:type="line" svg:x1="14.25cm" svg:y1="7.615cm" svg:x2="8.25cm" svg:y2="10.615cm" draw:start-shape="id71" draw:start-glue-point="2" draw:end-shape="id72" draw:end-glue-point="0" svg:d="M14250 7615l-6000 3000" svg:viewBox="0 0 6001 3001">
          <text:p/>
        </draw:connector>
        <draw:connector draw:style-name="gr5" draw:text-style-name="P1" draw:layer="layout" draw:type="line" svg:x1="14.25cm" svg:y1="7.615cm" svg:x2="20.25cm" svg:y2="10.615cm" draw:start-shape="id71" draw:start-glue-point="2" draw:end-shape="id73" draw:end-glue-point="0" svg:d="M14250 7615l6000 3000" svg:viewBox="0 0 6001 3001">
          <text:p/>
        </draw:connector>
        <draw:connector draw:style-name="gr5" draw:text-style-name="P1" draw:layer="layout" draw:type="line" svg:x1="8.25cm" svg:y1="11.615cm" svg:x2="5.25cm" svg:y2="15.115cm" draw:start-shape="id72" draw:start-glue-point="2" draw:end-shape="id74" draw:end-glue-point="0" svg:d="M8250 11615l-3000 3500" svg:viewBox="0 0 3001 3501">
          <text:p/>
        </draw:connector>
        <draw:connector draw:style-name="gr5" draw:text-style-name="P1" draw:layer="layout" draw:type="line" svg:x1="8.25cm" svg:y1="11.615cm" svg:x2="10.75cm" svg:y2="15.115cm" draw:start-shape="id72" draw:start-glue-point="2" draw:end-shape="id75" draw:end-glue-point="0" svg:d="M8250 11615l2500 3500" svg:viewBox="0 0 2501 3501">
          <text:p/>
        </draw:connector>
        <draw:connector draw:style-name="gr5" draw:text-style-name="P1" draw:layer="layout" draw:type="line" svg:x1="20.25cm" svg:y1="11.615cm" svg:x2="17.75cm" svg:y2="15.115cm" draw:start-shape="id73" draw:start-glue-point="2" draw:end-shape="id76" draw:end-glue-point="0" svg:d="M20250 11615l-2500 3500" svg:viewBox="0 0 2501 3501">
          <text:p/>
        </draw:connector>
        <draw:connector draw:style-name="gr5" draw:text-style-name="P1" draw:layer="layout" draw:type="line" svg:x1="20.25cm" svg:y1="11.615cm" svg:x2="23.25cm" svg:y2="15.115cm" draw:start-shape="id73" draw:start-glue-point="2" draw:end-shape="id77" draw:end-glue-point="0" svg:d="M20250 11615l3000 3500" svg:viewBox="0 0 3001 3501">
          <text:p/>
        </draw:connector>
        <draw:frame draw:style-name="gr3" draw:text-style-name="P3" draw:layer="layout" svg:width="14.455cm" svg:height="1.356cm" svg:x="2.073cm" svg:y="1.08cm">
          <draw:text-box>
            <text:p text:style-name="P2"><text:span text:style-name="T1">Directed Acyclic Graph (DAG)</text:span></text:p>
          </draw:text-box>
        </draw:frame>
        <draw:connector draw:style-name="gr5" draw:text-style-name="P1" draw:layer="layout" draw:type="line" svg:x1="8.25cm" svg:y1="11.615cm" svg:x2="17.75cm" svg:y2="15.115cm" draw:start-shape="id72" draw:start-glue-point="2" draw:end-shape="id76" draw:end-glue-point="0" svg:d="M8250 11615l9500 3500" svg:viewBox="0 0 9501 3501">
          <text:p/>
        </draw:connector>
        <draw:connector draw:style-name="gr5" draw:text-style-name="P1" draw:layer="layout" draw:type="line" svg:x1="14.25cm" svg:y1="7.615cm" svg:x2="10.75cm" svg:y2="15.115cm" draw:start-shape="id71" draw:start-glue-point="2" draw:end-shape="id75" draw:end-glue-point="0" svg:d="M14250 7615l-3500 7500" svg:viewBox="0 0 3501 7501">
          <text:p/>
        </draw:connector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rect draw:style-name="gr2" draw:text-style-name="P1" xml:id="id78" draw:id="id78" draw:layer="layout" svg:width="4.5cm" svg:height="1cm" svg:x="11.5cm" svg:y="5.5cm">
          <text:p/>
        </draw:rect>
        <draw:rect draw:style-name="gr2" draw:text-style-name="P1" xml:id="id79" draw:id="id79" draw:layer="layout" svg:width="4.5cm" svg:height="1cm" svg:x="4.5cm" svg:y="10.5cm">
          <text:p/>
        </draw:rect>
        <draw:rect draw:style-name="gr2" draw:text-style-name="P1" xml:id="id80" draw:id="id80" draw:layer="layout" svg:width="4.5cm" svg:height="1cm" svg:x="20.5cm" svg:y="10.5cm">
          <text:p/>
        </draw:rect>
        <draw:rect draw:style-name="gr2" draw:text-style-name="P1" xml:id="id81" draw:id="id81" draw:layer="layout" svg:width="4.5cm" svg:height="1cm" svg:x="2cm" svg:y="14.5cm">
          <text:p/>
        </draw:rect>
        <draw:rect draw:style-name="gr2" draw:text-style-name="P1" xml:id="id82" draw:id="id82" draw:layer="layout" svg:width="4.5cm" svg:height="1cm" svg:x="8.5cm" svg:y="16.5cm">
          <text:p/>
        </draw:rect>
        <draw:rect draw:style-name="gr2" draw:text-style-name="P1" xml:id="id83" draw:id="id83" draw:layer="layout" svg:width="4.5cm" svg:height="1cm" svg:x="17cm" svg:y="16.5cm">
          <text:p/>
        </draw:rect>
        <draw:rect draw:style-name="gr2" draw:text-style-name="P1" xml:id="id84" draw:id="id84" draw:layer="layout" svg:width="4.5cm" svg:height="1cm" svg:x="20.5cm" svg:y="5.5cm">
          <text:p/>
        </draw:rect>
        <draw:connector draw:style-name="gr16" draw:text-style-name="P1" draw:layer="layout" draw:type="line" svg:x1="13.75cm" svg:y1="6.5cm" svg:x2="6.75cm" svg:y2="10.5cm" draw:start-shape="id78" draw:start-glue-point="2" draw:end-shape="id79" draw:end-glue-point="0" svg:d="M13750 6500l-7000 4000" svg:viewBox="0 0 7001 4001">
          <text:p/>
        </draw:connector>
        <draw:connector draw:style-name="gr5" draw:text-style-name="P1" draw:layer="layout" draw:type="line" svg:x1="13.75cm" svg:y1="6.5cm" svg:x2="22.75cm" svg:y2="10.5cm" draw:start-shape="id78" draw:start-glue-point="2" draw:end-shape="id80" draw:end-glue-point="0" svg:d="M13750 6500l9000 4000" svg:viewBox="0 0 9001 4001">
          <text:p/>
        </draw:connector>
        <draw:connector draw:style-name="gr5" draw:text-style-name="P1" draw:layer="layout" draw:type="line" svg:x1="6.75cm" svg:y1="11.5cm" svg:x2="4.25cm" svg:y2="14.5cm" draw:start-shape="id79" draw:start-glue-point="2" draw:end-shape="id81" draw:end-glue-point="0" svg:d="M6750 11500l-2500 3000" svg:viewBox="0 0 2501 3001">
          <text:p/>
        </draw:connector>
        <draw:connector draw:style-name="gr5" draw:text-style-name="P1" draw:layer="layout" draw:type="line" svg:x1="10.75cm" svg:y1="16.5cm" svg:x2="6.75cm" svg:y2="11.5cm" draw:start-shape="id82" draw:start-glue-point="0" draw:end-shape="id79" draw:end-glue-point="2" svg:d="M10750 16500l-4000-5000" svg:viewBox="0 0 4001 5001">
          <text:p/>
        </draw:connector>
        <draw:connector draw:style-name="gr5" draw:text-style-name="P1" draw:layer="layout" draw:type="line" svg:x1="22.75cm" svg:y1="11.5cm" svg:x2="19.25cm" svg:y2="16.5cm" draw:start-shape="id80" draw:start-glue-point="2" draw:end-shape="id83" draw:end-glue-point="0" svg:d="M22750 11500l-3500 5000" svg:viewBox="0 0 3501 5001">
          <text:p/>
        </draw:connector>
        <draw:connector draw:style-name="gr5" draw:text-style-name="P1" draw:layer="layout" draw:type="line" svg:x1="22.75cm" svg:y1="10.5cm" svg:x2="22.75cm" svg:y2="6.5cm" draw:start-shape="id80" draw:start-glue-point="0" draw:end-shape="id84" draw:end-glue-point="2" svg:d="M22750 10500v-4000" svg:viewBox="0 0 1 4001">
          <text:p/>
        </draw:connector>
        <draw:frame draw:style-name="gr3" draw:text-style-name="P3" draw:layer="layout" svg:width="3.406cm" svg:height="1.356cm" svg:x="2.073cm" svg:y="1.08cm">
          <draw:text-box>
            <text:p text:style-name="P2"><text:span text:style-name="T1">Graph</text:span></text:p>
          </draw:text-box>
        </draw:frame>
        <draw:connector draw:style-name="gr5" draw:text-style-name="P1" draw:layer="layout" draw:type="line" svg:x1="17cm" svg:y1="17cm" svg:x2="13cm" svg:y2="17cm" draw:start-shape="id83" draw:start-glue-point="3" draw:end-shape="id82" draw:end-glue-point="1" svg:d="M17000 17000h-4000" svg:viewBox="0 0 4001 1">
          <text:p/>
        </draw:connector>
        <draw:connector draw:style-name="gr5" draw:text-style-name="P1" draw:layer="layout" draw:type="line" svg:x1="19.25cm" svg:y1="16.5cm" svg:x2="13.75cm" svg:y2="6.5cm" draw:start-shape="id83" draw:start-glue-point="0" draw:end-shape="id78" draw:end-glue-point="2" svg:d="M19250 16500l-5500-10000" svg:viewBox="0 0 5501 10001">
          <text:p/>
        </draw:connector>
        <draw:connector draw:style-name="gr5" draw:text-style-name="P1" draw:layer="layout" draw:type="line" svg:x1="9cm" svg:y1="11cm" svg:x2="20.5cm" svg:y2="11cm" draw:start-shape="id79" draw:start-glue-point="1" draw:end-shape="id80" draw:end-glue-point="3" svg:d="M9000 11000h11500" svg:viewBox="0 0 11501 1">
          <text:p/>
        </draw:connector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17" draw:text-style-name="P1" draw:layer="layout" svg:x1="6.5cm" svg:y1="4.5cm" svg:x2="21.5cm" svg:y2="4.5cm">
          <text:p/>
        </draw:line>
        <draw:line draw:style-name="gr17" draw:text-style-name="P1" draw:layer="layout" svg:x1="12cm" svg:y1="4.5cm" svg:x2="12cm" svg:y2="15cm">
          <text:p/>
        </draw:line>
        <draw:line draw:style-name="gr17" draw:text-style-name="P1" draw:layer="layout" svg:x1="17.5cm" svg:y1="4.5cm" svg:x2="17.5cm" svg:y2="15cm">
          <text:p/>
        </draw:line>
        <draw:line draw:style-name="gr17" draw:text-style-name="P1" draw:layer="layout" svg:x1="23cm" svg:y1="4.5cm" svg:x2="23cm" svg:y2="15cm">
          <text:p/>
        </draw:line>
        <draw:line draw:style-name="gr17" draw:text-style-name="P1" draw:layer="layout" svg:x1="6.5cm" svg:y1="4.5cm" svg:x2="6.5cm" svg:y2="15cm">
          <text:p/>
        </draw:line>
        <draw:frame draw:style-name="gr3" draw:text-style-name="P3" draw:layer="layout" svg:width="4.676cm" svg:height="1.356cm" svg:x="2.073cm" svg:y="1.08cm">
          <draw:text-box>
            <text:p text:style-name="P2"><text:span text:style-name="T1">2D-Array</text:span></text:p>
          </draw:text-box>
        </draw:frame>
        <draw:rect draw:style-name="gr2" draw:text-style-name="P1" draw:layer="layout" svg:width="4.5cm" svg:height="1cm" svg:x="4cm" svg:y="4cm">
          <text:p/>
        </draw:rect>
        <draw:rect draw:style-name="gr2" draw:text-style-name="P1" draw:layer="layout" svg:width="4.5cm" svg:height="1cm" svg:x="9.5cm" svg:y="4cm">
          <text:p/>
        </draw:rect>
        <draw:rect draw:style-name="gr2" draw:text-style-name="P1" draw:layer="layout" svg:width="4.5cm" svg:height="1cm" svg:x="15cm" svg:y="4cm">
          <text:p/>
        </draw:rect>
        <draw:rect draw:style-name="gr2" draw:text-style-name="P1" draw:layer="layout" svg:width="4.5cm" svg:height="1cm" svg:x="20.5cm" svg:y="4cm">
          <text:p/>
        </draw:rect>
        <draw:rect draw:style-name="gr2" draw:text-style-name="P1" draw:layer="layout" svg:width="4.5cm" svg:height="1cm" svg:x="4cm" svg:y="5.5cm">
          <text:p/>
        </draw:rect>
        <draw:rect draw:style-name="gr2" draw:text-style-name="P1" draw:layer="layout" svg:width="4.5cm" svg:height="1cm" svg:x="9.5cm" svg:y="5.5cm">
          <text:p/>
        </draw:rect>
        <draw:rect draw:style-name="gr2" draw:text-style-name="P1" draw:layer="layout" svg:width="4.5cm" svg:height="1cm" svg:x="15cm" svg:y="5.5cm">
          <text:p/>
        </draw:rect>
        <draw:rect draw:style-name="gr2" draw:text-style-name="P1" draw:layer="layout" svg:width="4.5cm" svg:height="1cm" svg:x="20.5cm" svg:y="5.5cm">
          <text:p/>
        </draw:rect>
        <draw:rect draw:style-name="gr2" draw:text-style-name="P1" draw:layer="layout" svg:width="4.5cm" svg:height="1cm" svg:x="4cm" svg:y="7cm">
          <text:p/>
        </draw:rect>
        <draw:rect draw:style-name="gr2" draw:text-style-name="P1" draw:layer="layout" svg:width="4.5cm" svg:height="1cm" svg:x="9.5cm" svg:y="7cm">
          <text:p/>
        </draw:rect>
        <draw:rect draw:style-name="gr2" draw:text-style-name="P1" draw:layer="layout" svg:width="4.5cm" svg:height="1cm" svg:x="15cm" svg:y="7cm">
          <text:p/>
        </draw:rect>
        <draw:rect draw:style-name="gr2" draw:text-style-name="P1" draw:layer="layout" svg:width="4.5cm" svg:height="1cm" svg:x="20.5cm" svg:y="7cm">
          <text:p/>
        </draw:rect>
        <draw:rect draw:style-name="gr2" draw:text-style-name="P1" draw:layer="layout" svg:width="4.5cm" svg:height="1cm" svg:x="4cm" svg:y="8.5cm">
          <text:p/>
        </draw:rect>
        <draw:rect draw:style-name="gr2" draw:text-style-name="P1" draw:layer="layout" svg:width="4.5cm" svg:height="1cm" svg:x="9.5cm" svg:y="8.5cm">
          <text:p/>
        </draw:rect>
        <draw:rect draw:style-name="gr2" draw:text-style-name="P1" draw:layer="layout" svg:width="4.5cm" svg:height="1cm" svg:x="15cm" svg:y="8.5cm">
          <text:p/>
        </draw:rect>
        <draw:rect draw:style-name="gr2" draw:text-style-name="P1" draw:layer="layout" svg:width="4.5cm" svg:height="1cm" svg:x="20.5cm" svg:y="8.5cm">
          <text:p/>
        </draw:rect>
        <draw:rect draw:style-name="gr2" draw:text-style-name="P1" draw:layer="layout" svg:width="4.5cm" svg:height="1cm" svg:x="4cm" svg:y="10cm">
          <text:p/>
        </draw:rect>
        <draw:rect draw:style-name="gr2" draw:text-style-name="P1" draw:layer="layout" svg:width="4.5cm" svg:height="1cm" svg:x="9.5cm" svg:y="10cm">
          <text:p/>
        </draw:rect>
        <draw:rect draw:style-name="gr2" draw:text-style-name="P1" draw:layer="layout" svg:width="4.5cm" svg:height="1cm" svg:x="15cm" svg:y="10cm">
          <text:p/>
        </draw:rect>
        <draw:rect draw:style-name="gr2" draw:text-style-name="P1" draw:layer="layout" svg:width="4.5cm" svg:height="1cm" svg:x="20.5cm" svg:y="10cm">
          <text:p/>
        </draw:rect>
        <draw:rect draw:style-name="gr2" draw:text-style-name="P1" draw:layer="layout" svg:width="4.5cm" svg:height="1cm" svg:x="4cm" svg:y="11.5cm">
          <text:p/>
        </draw:rect>
        <draw:rect draw:style-name="gr2" draw:text-style-name="P1" draw:layer="layout" svg:width="4.5cm" svg:height="1cm" svg:x="9.5cm" svg:y="11.5cm">
          <text:p/>
        </draw:rect>
        <draw:rect draw:style-name="gr2" draw:text-style-name="P1" draw:layer="layout" svg:width="4.5cm" svg:height="1cm" svg:x="15cm" svg:y="11.5cm">
          <text:p/>
        </draw:rect>
        <draw:rect draw:style-name="gr2" draw:text-style-name="P1" draw:layer="layout" svg:width="4.5cm" svg:height="1cm" svg:x="20.5cm" svg:y="11.5cm">
          <text:p/>
        </draw:rect>
        <draw:rect draw:style-name="gr2" draw:text-style-name="P1" draw:layer="layout" svg:width="4.5cm" svg:height="1cm" svg:x="4cm" svg:y="13cm">
          <text:p/>
        </draw:rect>
        <draw:rect draw:style-name="gr2" draw:text-style-name="P1" draw:layer="layout" svg:width="4.5cm" svg:height="1cm" svg:x="9.5cm" svg:y="13cm">
          <text:p/>
        </draw:rect>
        <draw:rect draw:style-name="gr2" draw:text-style-name="P1" draw:layer="layout" svg:width="4.5cm" svg:height="1cm" svg:x="15cm" svg:y="13cm">
          <text:p/>
        </draw:rect>
        <draw:rect draw:style-name="gr2" draw:text-style-name="P1" draw:layer="layout" svg:width="4.5cm" svg:height="1cm" svg:x="20.5cm" svg:y="13cm">
          <text:p/>
        </draw:rect>
        <draw:rect draw:style-name="gr2" draw:text-style-name="P1" draw:layer="layout" svg:width="4.5cm" svg:height="1cm" svg:x="4cm" svg:y="14.5cm">
          <text:p/>
        </draw:rect>
        <draw:rect draw:style-name="gr2" draw:text-style-name="P1" draw:layer="layout" svg:width="4.5cm" svg:height="1cm" svg:x="9.5cm" svg:y="14.5cm">
          <text:p/>
        </draw:rect>
        <draw:rect draw:style-name="gr2" draw:text-style-name="P1" draw:layer="layout" svg:width="4.5cm" svg:height="1cm" svg:x="15cm" svg:y="14.5cm">
          <text:p/>
        </draw:rect>
        <draw:rect draw:style-name="gr2" draw:text-style-name="P1" draw:layer="layout" svg:width="4.5cm" svg:height="1cm" svg:x="20.5cm" svg:y="14.5cm">
          <text:p/>
        </draw:rect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rect draw:style-name="gr1" draw:text-style-name="P1" xml:id="id85" draw:id="id85" draw:layer="layout" svg:width="4.5cm" svg:height="1cm" svg:x="12cm" svg:y="6.615cm">
          <text:p/>
        </draw:rect>
        <draw:frame draw:style-name="gr4" draw:text-style-name="P4" draw:layer="layout" svg:width="4.066cm" svg:height="1.119cm" svg:x="7cm" svg:y="6.462cm">
          <draw:text-box>
            <text:p text:style-name="P2"><text:span text:style-name="T2">root node</text:span></text:p>
          </draw:text-box>
        </draw:frame>
        <draw:rect draw:style-name="gr2" draw:text-style-name="P1" xml:id="id86" draw:id="id86" draw:layer="layout" svg:width="4.5cm" svg:height="1cm" svg:x="6cm" svg:y="10.615cm">
          <text:p/>
        </draw:rect>
        <draw:rect draw:style-name="gr2" draw:text-style-name="P1" xml:id="id87" draw:id="id87" draw:layer="layout" svg:width="4.5cm" svg:height="1cm" svg:x="18cm" svg:y="10.615cm">
          <text:p/>
        </draw:rect>
        <draw:rect draw:style-name="gr2" draw:text-style-name="P1" xml:id="id88" draw:id="id88" draw:layer="layout" svg:width="4.5cm" svg:height="1cm" svg:x="3cm" svg:y="15.115cm">
          <text:p/>
        </draw:rect>
        <draw:rect draw:style-name="gr2" draw:text-style-name="P1" xml:id="id89" draw:id="id89" draw:layer="layout" svg:width="4.5cm" svg:height="1cm" svg:x="8.5cm" svg:y="15.115cm">
          <text:p/>
        </draw:rect>
        <draw:rect draw:style-name="gr2" draw:text-style-name="P1" xml:id="id90" draw:id="id90" draw:layer="layout" svg:width="4.5cm" svg:height="1cm" svg:x="15.5cm" svg:y="15.115cm">
          <text:p/>
        </draw:rect>
        <draw:rect draw:style-name="gr2" draw:text-style-name="P1" xml:id="id91" draw:id="id91" draw:layer="layout" svg:width="4.5cm" svg:height="1cm" svg:x="21cm" svg:y="15.115cm">
          <text:p/>
        </draw:rect>
        <draw:connector draw:style-name="gr16" draw:text-style-name="P1" draw:layer="layout" draw:type="line" svg:x1="14.25cm" svg:y1="7.615cm" svg:x2="8.25cm" svg:y2="10.615cm" draw:start-shape="id85" draw:start-glue-point="2" draw:end-shape="id86" draw:end-glue-point="0" svg:d="M14250 7615l-6000 3000" svg:viewBox="0 0 6001 3001">
          <text:p/>
        </draw:connector>
        <draw:connector draw:style-name="gr5" draw:text-style-name="P1" draw:layer="layout" draw:type="line" svg:x1="14.25cm" svg:y1="7.615cm" svg:x2="20.25cm" svg:y2="10.615cm" draw:start-shape="id85" draw:start-glue-point="2" draw:end-shape="id87" draw:end-glue-point="0" svg:d="M14250 7615l6000 3000" svg:viewBox="0 0 6001 3001">
          <text:p/>
        </draw:connector>
        <draw:connector draw:style-name="gr5" draw:text-style-name="P1" draw:layer="layout" draw:type="line" svg:x1="8.25cm" svg:y1="11.615cm" svg:x2="5.25cm" svg:y2="15.115cm" draw:start-shape="id86" draw:start-glue-point="2" draw:end-shape="id88" draw:end-glue-point="0" svg:d="M8250 11615l-3000 3500" svg:viewBox="0 0 3001 3501">
          <text:p/>
        </draw:connector>
        <draw:connector draw:style-name="gr5" draw:text-style-name="P1" draw:layer="layout" draw:type="line" svg:x1="8.25cm" svg:y1="11.615cm" svg:x2="10.75cm" svg:y2="15.115cm" draw:start-shape="id86" draw:start-glue-point="2" draw:end-shape="id89" draw:end-glue-point="0" svg:d="M8250 11615l2500 3500" svg:viewBox="0 0 2501 3501">
          <text:p/>
        </draw:connector>
        <draw:connector draw:style-name="gr5" draw:text-style-name="P1" draw:layer="layout" draw:type="line" svg:x1="20.25cm" svg:y1="11.615cm" svg:x2="17.75cm" svg:y2="15.115cm" draw:start-shape="id87" draw:start-glue-point="2" draw:end-shape="id90" draw:end-glue-point="0" svg:d="M20250 11615l-2500 3500" svg:viewBox="0 0 2501 3501">
          <text:p/>
        </draw:connector>
        <draw:connector draw:style-name="gr5" draw:text-style-name="P1" draw:layer="layout" draw:type="line" svg:x1="20.25cm" svg:y1="11.615cm" svg:x2="23.25cm" svg:y2="15.115cm" draw:start-shape="id87" draw:start-glue-point="2" draw:end-shape="id91" draw:end-glue-point="0" svg:d="M20250 11615l3000 3500" svg:viewBox="0 0 3001 3501">
          <text:p/>
        </draw:connector>
        <draw:frame draw:style-name="gr3" draw:text-style-name="P3" draw:layer="layout" svg:width="5.878cm" svg:height="1.356cm" svg:x="2.073cm" svg:y="1.08cm">
          <draw:text-box>
            <text:p text:style-name="P2"><text:span text:style-name="T1">Binary Tree</text:span></text:p>
          </draw:text-box>
        </draw:frame>
        <draw:frame draw:style-name="gr4" draw:text-style-name="P4" draw:layer="layout" svg:width="4.5cm" svg:height="1.119cm" svg:x="3cm" svg:y="16.885cm">
          <draw:text-box>
            <text:p text:style-name="P2"><text:span text:style-name="T2">leaf nod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1" xml:id="id92" draw:id="id92" draw:layer="layout" svg:width="4.5cm" svg:height="1cm" svg:x="12cm" svg:y="6.615cm">
          <text:p/>
        </draw:rect>
        <draw:frame draw:style-name="gr4" draw:text-style-name="P4" draw:layer="layout" svg:width="4.066cm" svg:height="1.119cm" svg:x="7cm" svg:y="6.462cm">
          <draw:text-box>
            <text:p text:style-name="P2"><text:span text:style-name="T2">root node</text:span></text:p>
          </draw:text-box>
        </draw:frame>
        <draw:rect draw:style-name="gr2" draw:text-style-name="P1" xml:id="id93" draw:id="id93" draw:layer="layout" svg:width="4.5cm" svg:height="1cm" svg:x="6cm" svg:y="10.615cm">
          <text:p/>
        </draw:rect>
        <draw:rect draw:style-name="gr2" draw:text-style-name="P1" xml:id="id94" draw:id="id94" draw:layer="layout" svg:width="4.5cm" svg:height="1cm" svg:x="18cm" svg:y="10.615cm">
          <text:p/>
        </draw:rect>
        <draw:rect draw:style-name="gr2" draw:text-style-name="P1" xml:id="id95" draw:id="id95" draw:layer="layout" svg:width="4.5cm" svg:height="1cm" svg:x="3cm" svg:y="15.115cm">
          <text:p/>
        </draw:rect>
        <draw:rect draw:style-name="gr2" draw:text-style-name="P1" xml:id="id96" draw:id="id96" draw:layer="layout" svg:width="4.5cm" svg:height="1cm" svg:x="8.5cm" svg:y="15.115cm">
          <text:p/>
        </draw:rect>
        <draw:connector draw:style-name="gr16" draw:text-style-name="P1" draw:layer="layout" draw:type="line" svg:x1="14.25cm" svg:y1="7.615cm" svg:x2="8.25cm" svg:y2="10.615cm" draw:start-shape="id92" draw:start-glue-point="2" draw:end-shape="id93" draw:end-glue-point="0" svg:d="M14250 7615l-6000 3000" svg:viewBox="0 0 6001 3001">
          <text:p/>
        </draw:connector>
        <draw:connector draw:style-name="gr5" draw:text-style-name="P1" draw:layer="layout" draw:type="line" svg:x1="14.25cm" svg:y1="7.615cm" svg:x2="20.25cm" svg:y2="10.615cm" draw:start-shape="id92" draw:start-glue-point="2" draw:end-shape="id94" draw:end-glue-point="0" svg:d="M14250 7615l6000 3000" svg:viewBox="0 0 6001 3001">
          <text:p/>
        </draw:connector>
        <draw:connector draw:style-name="gr5" draw:text-style-name="P1" draw:layer="layout" draw:type="line" svg:x1="8.25cm" svg:y1="11.615cm" svg:x2="5.25cm" svg:y2="15.115cm" draw:start-shape="id93" draw:start-glue-point="2" draw:end-shape="id95" draw:end-glue-point="0" svg:d="M8250 11615l-3000 3500" svg:viewBox="0 0 3001 3501">
          <text:p/>
        </draw:connector>
        <draw:connector draw:style-name="gr5" draw:text-style-name="P1" draw:layer="layout" draw:type="line" svg:x1="8.25cm" svg:y1="11.615cm" svg:x2="10.75cm" svg:y2="15.115cm" draw:start-shape="id93" draw:start-glue-point="2" draw:end-shape="id96" draw:end-glue-point="0" svg:d="M8250 11615l2500 3500" svg:viewBox="0 0 2501 3501">
          <text:p/>
        </draw:connector>
        <draw:frame draw:style-name="gr3" draw:text-style-name="P3" draw:layer="layout" svg:width="11.365cm" svg:height="1.356cm" svg:x="2.073cm" svg:y="1.08cm">
          <draw:text-box>
            <text:p text:style-name="P2"><text:span text:style-name="T1">Incomplete Binary Tree</text:span></text:p>
          </draw:text-box>
        </draw:frame>
        <draw:frame draw:style-name="gr4" draw:text-style-name="P4" draw:layer="layout" svg:width="4.5cm" svg:height="1.119cm" svg:x="3cm" svg:y="16.885cm">
          <draw:text-box>
            <text:p text:style-name="P2"><text:span text:style-name="T2">leaf node</text:span></text:p>
          </draw:text-box>
        </draw:frame>
        <draw:line draw:style-name="gr18" draw:text-style-name="P1" draw:layer="layout" svg:x1="25cm" svg:y1="6cm" svg:x2="25cm" svg:y2="17cm">
          <text:p/>
        </draw:line>
        <draw:frame draw:style-name="gr4" draw:text-style-name="P4" draw:layer="layout" svg:width="4.066cm" svg:height="1.119cm" svg:x="23.5cm" svg:y="4.5cm">
          <draw:text-box>
            <text:p text:style-name="P2"><text:span text:style-name="T2">height</text:span></text:p>
          </draw:text-box>
        </draw:frame>
        <draw:frame draw:style-name="gr4" draw:text-style-name="P4" draw:layer="layout" svg:width="1.566cm" svg:height="1.119cm" svg:x="23.934cm" svg:y="6.385cm">
          <draw:text-box>
            <text:p text:style-name="P2"><text:span text:style-name="T2">1</text:span></text:p>
          </draw:text-box>
        </draw:frame>
        <draw:frame draw:style-name="gr4" draw:text-style-name="P4" draw:layer="layout" svg:width="1.566cm" svg:height="1.119cm" svg:x="23.934cm" svg:y="10.385cm">
          <draw:text-box>
            <text:p text:style-name="P2"><text:span text:style-name="T2">2</text:span></text:p>
          </draw:text-box>
        </draw:frame>
        <draw:frame draw:style-name="gr4" draw:text-style-name="P4" draw:layer="layout" svg:width="1.566cm" svg:height="1.119cm" svg:x="23.934cm" svg:y="14.885cm">
          <draw:text-box>
            <text:p text:style-name="P2"><text:span text:style-name="T2">3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rect draw:style-name="gr19" draw:text-style-name="P8" xml:id="id97" draw:id="id97" draw:layer="layout" svg:width="3.5cm" svg:height="1.5cm" svg:x="1.5cm" svg:y="10cm">
          <text:p text:style-name="P7"><text:span text:style-name="T4">0</text:span></text:p>
        </draw:rect>
        <draw:frame draw:style-name="gr4" draw:text-style-name="P4" draw:layer="layout" svg:width="4.066cm" svg:height="1.119cm" svg:x="1.5cm" svg:y="5.885cm">
          <draw:text-box>
            <text:p text:style-name="P2"><text:span text:style-name="T2">root node</text:span></text:p>
          </draw:text-box>
        </draw:frame>
        <draw:rect draw:style-name="gr20" draw:text-style-name="P8" xml:id="id102" draw:id="id102" draw:layer="layout" svg:width="3.5cm" svg:height="1.5cm" svg:x="19cm" svg:y="10cm">
          <text:p text:style-name="P7"><text:span text:style-name="T4">5</text:span></text:p>
        </draw:rect>
        <draw:frame draw:style-name="gr3" draw:text-style-name="P3" draw:layer="layout" svg:width="12.741cm" svg:height="1.356cm" svg:x="2.073cm" svg:y="1.08cm">
          <draw:text-box>
            <text:p text:style-name="P2"><text:span text:style-name="T1">Binary Tree nodes in a list</text:span></text:p>
          </draw:text-box>
        </draw:frame>
        <draw:frame draw:style-name="gr4" draw:text-style-name="P4" draw:layer="layout" svg:width="4.5cm" svg:height="1.119cm" svg:x="17cm" svg:y="5.885cm">
          <draw:text-box>
            <text:p text:style-name="P2"><text:span text:style-name="T2">leaf nodes</text:span></text:p>
          </draw:text-box>
        </draw:frame>
        <draw:rect draw:style-name="gr20" draw:text-style-name="P9" xml:id="id100" draw:id="id100" draw:layer="layout" svg:width="3.5cm" svg:height="1.5cm" svg:x="12cm" svg:y="10cm">
          <text:p text:style-name="P7"><text:span text:style-name="T5">3</text:span></text:p>
        </draw:rect>
        <draw:rect draw:style-name="gr20" draw:text-style-name="P8" xml:id="id99" draw:id="id99" draw:layer="layout" svg:width="3.5cm" svg:height="1.5cm" svg:x="8.5cm" svg:y="10cm">
          <text:p text:style-name="P7"><text:span text:style-name="T4">2</text:span></text:p>
        </draw:rect>
        <draw:rect draw:style-name="gr20" draw:text-style-name="P8" xml:id="id101" draw:id="id101" draw:layer="layout" svg:width="3.5cm" svg:height="1.5cm" svg:x="15.5cm" svg:y="10cm">
          <text:p text:style-name="P7"><text:span text:style-name="T4">4</text:span></text:p>
        </draw:rect>
        <draw:rect draw:style-name="gr20" draw:text-style-name="P8" xml:id="id98" draw:id="id98" draw:layer="layout" svg:width="3.5cm" svg:height="1.5cm" svg:x="5cm" svg:y="10cm">
          <text:p text:style-name="P7"><text:span text:style-name="T4">1</text:span></text:p>
        </draw:rect>
        <draw:rect draw:style-name="gr20" draw:text-style-name="P8" xml:id="id103" draw:id="id103" draw:layer="layout" svg:width="3.5cm" svg:height="1.5cm" svg:x="22.5cm" svg:y="10cm">
          <text:p text:style-name="P7"><text:span text:style-name="T4">6</text:span></text:p>
        </draw:rect>
        <draw:line draw:style-name="gr21" draw:text-style-name="P1" draw:layer="layout" svg:x1="12cm" svg:y1="7.5cm" svg:x2="26cm" svg:y2="7.5cm">
          <text:p/>
        </draw:line>
        <draw:connector draw:style-name="gr5" draw:text-style-name="P1" draw:layer="layout" draw:line-skew="-0.5cm" svg:x1="3.25cm" svg:y1="10cm" svg:x2="6.75cm" svg:y2="10cm" draw:start-shape="id97" draw:start-glue-point="0" draw:end-shape="id98" draw:end-glue-point="0" svg:d="M3250 10000v-1001h3500v1001" svg:viewBox="0 0 3501 1002">
          <text:p/>
        </draw:connector>
        <draw:connector draw:style-name="gr5" draw:text-style-name="P1" draw:layer="layout" draw:line-skew="0.5cm" svg:x1="3.25cm" svg:y1="11.5cm" svg:x2="10.25cm" svg:y2="11.5cm" draw:start-shape="id97" draw:start-glue-point="2" draw:end-shape="id99" draw:end-glue-point="2" svg:d="M3250 11500v1001h7000v-1001" svg:viewBox="0 0 7001 1002">
          <text:p/>
        </draw:connector>
        <draw:connector draw:style-name="gr5" draw:text-style-name="P1" draw:layer="layout" draw:line-skew="1.5cm" svg:x1="7.12cm" svg:y1="11.673cm" svg:x2="13.75cm" svg:y2="11.5cm" draw:end-shape="id100" draw:end-glue-point="2" svg:d="M7120 11673v1828h6630v-2001" svg:viewBox="0 0 6631 2002">
          <text:p/>
        </draw:connector>
        <draw:connector draw:style-name="gr5" draw:text-style-name="P1" draw:layer="layout" draw:line-skew="2cm" svg:x1="6.75cm" svg:y1="11.5cm" svg:x2="17.25cm" svg:y2="11.5cm" draw:start-shape="id98" draw:start-glue-point="2" draw:end-shape="id101" draw:end-glue-point="2" svg:d="M6750 11500v2501h10500v-2501" svg:viewBox="0 0 10501 2502">
          <text:p/>
        </draw:connector>
        <draw:connector draw:style-name="gr5" draw:text-style-name="P1" draw:layer="layout" svg:x1="11.089cm" svg:y1="9.883cm" svg:x2="20.75cm" svg:y2="10cm" draw:end-shape="id102" draw:end-glue-point="0" svg:d="M11089 9883v-384h9661v501" svg:viewBox="0 0 9662 502">
          <text:p/>
        </draw:connector>
        <draw:connector draw:style-name="gr5" draw:text-style-name="P1" draw:layer="layout" draw:line-skew="-1cm" svg:x1="10.25cm" svg:y1="10cm" svg:x2="24.25cm" svg:y2="10cm" draw:start-shape="id99" draw:start-glue-point="0" draw:end-shape="id103" draw:end-glue-point="0" svg:d="M10250 10000v-1501h14000v1501" svg:viewBox="0 0 14001 1502">
          <text:p/>
        </draw:connector>
        <draw:frame draw:style-name="gr4" draw:text-style-name="P4" draw:layer="layout" svg:width="14.5cm" svg:height="1.987cm" svg:x="6cm" svg:y="15cm">
          <draw:text-box>
            <text:p text:style-name="P2"><text:span text:style-name="T2">Next left node (i): 2i</text:span></text:p>
            <text:p text:style-name="P2"><text:span text:style-name="T2">Next right node (i): 2i + 1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rect draw:style-name="gr1" draw:text-style-name="P1" xml:id="id104" draw:id="id104" draw:layer="layout" svg:width="4.5cm" svg:height="1cm" svg:x="12cm" svg:y="6.615cm">
          <text:p/>
        </draw:rect>
        <draw:frame draw:style-name="gr4" draw:text-style-name="P4" draw:layer="layout" svg:width="4.066cm" svg:height="1.119cm" svg:x="7cm" svg:y="6.462cm">
          <draw:text-box>
            <text:p text:style-name="P2"><text:span text:style-name="T2">root node</text:span></text:p>
          </draw:text-box>
        </draw:frame>
        <draw:rect draw:style-name="gr2" draw:text-style-name="P1" xml:id="id105" draw:id="id105" draw:layer="layout" svg:width="3.5cm" svg:height="1cm" svg:x="4.5cm" svg:y="10.5cm">
          <text:p/>
        </draw:rect>
        <draw:rect draw:style-name="gr2" draw:text-style-name="P1" xml:id="id106" draw:id="id106" draw:layer="layout" svg:width="3cm" svg:height="1cm" svg:x="20.5cm" svg:y="10.5cm">
          <text:p/>
        </draw:rect>
        <draw:rect draw:style-name="gr2" draw:text-style-name="P1" xml:id="id107" draw:id="id107" draw:layer="layout" svg:width="3.5cm" svg:height="1cm" svg:x="0.5cm" svg:y="15cm">
          <text:p/>
        </draw:rect>
        <draw:rect draw:style-name="gr2" draw:text-style-name="P1" xml:id="id108" draw:id="id108" draw:layer="layout" svg:width="3.5cm" svg:height="1cm" svg:x="4.5cm" svg:y="15cm">
          <text:p/>
        </draw:rect>
        <draw:rect draw:style-name="gr2" draw:text-style-name="P1" xml:id="id109" draw:id="id109" draw:layer="layout" svg:width="3.5cm" svg:height="1cm" svg:x="18cm" svg:y="15cm">
          <text:p/>
        </draw:rect>
        <draw:rect draw:style-name="gr2" draw:text-style-name="P1" xml:id="id110" draw:id="id110" draw:layer="layout" svg:width="3.5cm" svg:height="1cm" svg:x="23cm" svg:y="15cm">
          <text:p/>
        </draw:rect>
        <draw:connector draw:style-name="gr16" draw:text-style-name="P1" draw:layer="layout" draw:type="line" svg:x1="14.25cm" svg:y1="7.615cm" svg:x2="6.25cm" svg:y2="10.5cm" draw:start-shape="id104" draw:start-glue-point="2" draw:end-shape="id105" draw:end-glue-point="0" svg:d="M14250 7615l-8000 2885" svg:viewBox="0 0 8001 2886">
          <text:p/>
        </draw:connector>
        <draw:connector draw:style-name="gr5" draw:text-style-name="P1" draw:layer="layout" draw:type="line" svg:x1="14.25cm" svg:y1="7.615cm" svg:x2="22cm" svg:y2="10.5cm" draw:start-shape="id104" draw:start-glue-point="2" draw:end-shape="id106" draw:end-glue-point="0" svg:d="M14250 7615l7750 2885" svg:viewBox="0 0 7751 2886">
          <text:p/>
        </draw:connector>
        <draw:connector draw:style-name="gr5" draw:text-style-name="P1" draw:layer="layout" draw:type="line" svg:x1="6.25cm" svg:y1="11.5cm" svg:x2="2.25cm" svg:y2="15cm" draw:start-shape="id105" draw:start-glue-point="2" draw:end-shape="id107" draw:end-glue-point="0" svg:d="M6250 11500l-4000 3500" svg:viewBox="0 0 4001 3501">
          <text:p/>
        </draw:connector>
        <draw:connector draw:style-name="gr5" draw:text-style-name="P1" draw:layer="layout" draw:type="line" svg:x1="6.25cm" svg:y1="11.5cm" svg:x2="6.25cm" svg:y2="15cm" draw:start-shape="id105" draw:start-glue-point="2" draw:end-shape="id108" draw:end-glue-point="0" svg:d="M6250 11500v3500" svg:viewBox="0 0 1 3501">
          <text:p/>
        </draw:connector>
        <draw:connector draw:style-name="gr5" draw:text-style-name="P1" draw:layer="layout" draw:type="line" svg:x1="22cm" svg:y1="11.5cm" svg:x2="19.75cm" svg:y2="15cm" draw:start-shape="id106" draw:start-glue-point="2" draw:end-shape="id109" draw:end-glue-point="0" svg:d="M22000 11500l-2250 3500" svg:viewBox="0 0 2251 3501">
          <text:p/>
        </draw:connector>
        <draw:connector draw:style-name="gr5" draw:text-style-name="P1" draw:layer="layout" draw:type="line" svg:x1="22cm" svg:y1="11.5cm" svg:x2="24.75cm" svg:y2="15cm" draw:start-shape="id106" draw:start-glue-point="2" draw:end-shape="id110" draw:end-glue-point="0" svg:d="M22000 11500l2750 3500" svg:viewBox="0 0 2751 3501">
          <text:p/>
        </draw:connector>
        <draw:frame draw:style-name="gr3" draw:text-style-name="P3" draw:layer="layout" svg:width="10.599cm" svg:height="1.356cm" svg:x="2.073cm" svg:y="1.08cm">
          <draw:text-box>
            <text:p text:style-name="P2"><text:span text:style-name="T1">General Ordered Tree</text:span></text:p>
          </draw:text-box>
        </draw:frame>
        <draw:frame draw:style-name="gr4" draw:text-style-name="P4" draw:layer="layout" svg:width="4.5cm" svg:height="1.119cm" svg:x="4cm" svg:y="16.885cm">
          <draw:text-box>
            <text:p text:style-name="P2"><text:span text:style-name="T2">leaf node</text:span></text:p>
          </draw:text-box>
        </draw:frame>
        <draw:rect draw:style-name="gr2" draw:text-style-name="P1" xml:id="id111" draw:id="id111" draw:layer="layout" svg:width="3.5cm" svg:height="1cm" svg:x="8.5cm" svg:y="15cm">
          <text:p/>
        </draw:rect>
        <draw:rect draw:style-name="gr2" draw:text-style-name="P1" xml:id="id112" draw:id="id112" draw:layer="layout" svg:width="3.5cm" svg:height="1cm" svg:x="12.5cm" svg:y="10.5cm">
          <text:p/>
        </draw:rect>
        <draw:connector draw:style-name="gr5" draw:text-style-name="P1" draw:layer="layout" draw:type="line" svg:x1="6.25cm" svg:y1="11.5cm" svg:x2="10.25cm" svg:y2="15cm" draw:end-shape="id111" draw:end-glue-point="0" svg:d="M6250 11500l4000 3500" svg:viewBox="0 0 4001 3501">
          <text:p/>
        </draw:connector>
        <draw:connector draw:style-name="gr16" draw:text-style-name="P1" draw:layer="layout" draw:type="line" svg:x1="14.25cm" svg:y1="7.616cm" svg:x2="14.25cm" svg:y2="10.5cm" draw:end-shape="id112" draw:end-glue-point="0" svg:d="M14250 7616v2884" svg:viewBox="0 0 1 2885">
          <text:p/>
        </draw:connector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" draw:text-style-name="P3" draw:layer="layout" svg:width="25.91cm" svg:height="1.356cm" svg:x="1cm" svg:y="1cm">
          <draw:text-box>
            <text:p text:style-name="P2"><text:span text:style-name="T1">Representing a General Ordered Tree by a Binary Tree</text:span></text:p>
          </draw:text-box>
        </draw:frame>
        <draw:rect draw:style-name="gr19" draw:text-style-name="P8" xml:id="id113" draw:id="id113" draw:layer="layout" svg:width="2.5cm" svg:height="1.615cm" svg:x="14cm" svg:y="5.5cm">
          <text:p text:style-name="P7"><text:span text:style-name="T4">A</text:span></text:p>
        </draw:rect>
        <draw:rect draw:style-name="gr22" draw:text-style-name="P8" xml:id="id114" draw:id="id114" draw:layer="layout" svg:width="2.5cm" svg:height="1.5cm" svg:x="9.5cm" svg:y="10cm">
          <text:p text:style-name="P7"><text:span text:style-name="T4">B</text:span></text:p>
        </draw:rect>
        <draw:rect draw:style-name="gr22" draw:text-style-name="P8" xml:id="id115" draw:id="id115" draw:layer="layout" svg:width="2.5cm" svg:height="1.5cm" svg:x="19cm" svg:y="10cm">
          <text:p text:style-name="P7"><text:span text:style-name="T4">D</text:span></text:p>
        </draw:rect>
        <draw:rect draw:style-name="gr23" draw:text-style-name="P8" xml:id="id116" draw:id="id116" draw:layer="layout" svg:width="2.5cm" svg:height="1.5cm" svg:x="4.5cm" svg:y="14cm">
          <text:p text:style-name="P7"><text:span text:style-name="T4">E</text:span></text:p>
        </draw:rect>
        <draw:rect draw:style-name="gr23" draw:text-style-name="P8" xml:id="id117" draw:id="id117" draw:layer="layout" svg:width="2.5cm" svg:height="1.5cm" svg:x="9.5cm" svg:y="14cm">
          <text:p text:style-name="P7"><text:span text:style-name="T4">F</text:span></text:p>
        </draw:rect>
        <draw:rect draw:style-name="gr23" draw:text-style-name="P8" xml:id="id118" draw:id="id118" draw:layer="layout" svg:width="2.5cm" svg:height="1.5cm" svg:x="19cm" svg:y="14cm">
          <text:p text:style-name="P7"><text:span text:style-name="T4">H</text:span></text:p>
        </draw:rect>
        <draw:connector draw:style-name="gr24" draw:text-style-name="P1" draw:layer="layout" draw:type="line" svg:x1="15.25cm" svg:y1="7.115cm" svg:x2="10.75cm" svg:y2="10cm" draw:start-shape="id113" draw:start-glue-point="2" draw:end-shape="id114" draw:end-glue-point="0" svg:d="M15250 7115l-4500 2885" svg:viewBox="0 0 4501 2886">
          <text:p/>
        </draw:connector>
        <draw:connector draw:style-name="gr5" draw:text-style-name="P1" draw:layer="layout" draw:type="line" svg:x1="15.25cm" svg:y1="7.115cm" svg:x2="20.25cm" svg:y2="10cm" draw:start-shape="id113" draw:start-glue-point="2" draw:end-shape="id115" draw:end-glue-point="0" svg:d="M15250 7115l5000 2885" svg:viewBox="0 0 5001 2886">
          <text:p/>
        </draw:connector>
        <draw:connector draw:style-name="gr10" draw:text-style-name="P1" draw:layer="layout" draw:type="line" svg:x1="10.75cm" svg:y1="11.5cm" svg:x2="5.75cm" svg:y2="14cm" draw:start-shape="id114" draw:start-glue-point="2" draw:end-shape="id116" draw:end-glue-point="0" svg:d="M10750 11500l-5000 2500" svg:viewBox="0 0 5001 2501">
          <text:p/>
        </draw:connector>
        <draw:connector draw:style-name="gr5" draw:text-style-name="P1" draw:layer="layout" draw:type="line" svg:x1="10.75cm" svg:y1="11.5cm" svg:x2="10.75cm" svg:y2="14cm" draw:start-shape="id114" draw:start-glue-point="2" draw:end-shape="id117" draw:end-glue-point="0" svg:d="M10750 11500v2500" svg:viewBox="0 0 1 2501">
          <text:p/>
        </draw:connector>
        <draw:connector draw:style-name="gr10" draw:text-style-name="P1" draw:layer="layout" draw:type="line" svg:x1="20.25cm" svg:y1="11.5cm" svg:x2="20.25cm" svg:y2="14cm" draw:start-shape="id115" draw:start-glue-point="2" draw:end-shape="id118" draw:end-glue-point="0" svg:d="M20250 11500v2500" svg:viewBox="0 0 1 2501">
          <text:p/>
        </draw:connector>
        <draw:rect draw:style-name="gr23" draw:text-style-name="P8" xml:id="id119" draw:id="id119" draw:layer="layout" svg:width="2.5cm" svg:height="1.5cm" svg:x="14cm" svg:y="14cm">
          <text:p text:style-name="P7"><text:span text:style-name="T4">G</text:span></text:p>
        </draw:rect>
        <draw:rect draw:style-name="gr22" draw:text-style-name="P8" xml:id="id120" draw:id="id120" draw:layer="layout" svg:width="2.5cm" svg:height="1.5cm" svg:x="14cm" svg:y="10cm">
          <text:p text:style-name="P7"><text:span text:style-name="T4">C</text:span></text:p>
        </draw:rect>
        <draw:connector draw:style-name="gr5" draw:text-style-name="P1" draw:layer="layout" draw:type="line" svg:x1="10.75cm" svg:y1="11.5cm" svg:x2="15.25cm" svg:y2="14cm" draw:start-shape="id114" draw:start-glue-point="2" draw:end-shape="id119" draw:end-glue-point="0" svg:d="M10750 11500l4500 2500" svg:viewBox="0 0 4501 2501">
          <text:p/>
        </draw:connector>
        <draw:connector draw:style-name="gr16" draw:text-style-name="P1" draw:layer="layout" draw:type="line" svg:x1="15.25cm" svg:y1="7.115cm" svg:x2="15.25cm" svg:y2="10cm" draw:start-shape="id113" draw:start-glue-point="2" draw:end-shape="id120" draw:end-glue-point="0" svg:d="M15250 7115v2885" svg:viewBox="0 0 1 2886">
          <text:p/>
        </draw:connector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3" draw:text-style-name="P3" draw:layer="layout" svg:width="25.91cm" svg:height="1.356cm" svg:x="1cm" svg:y="1cm">
          <draw:text-box>
            <text:p text:style-name="P2"><text:span text:style-name="T1">Representing a General Ordered Tree by a Binary Tree</text:span></text:p>
          </draw:text-box>
        </draw:frame>
        <draw:rect draw:style-name="gr19" draw:text-style-name="P8" xml:id="id121" draw:id="id121" draw:layer="layout" svg:width="2.5cm" svg:height="1.615cm" svg:x="14cm" svg:y="5.5cm">
          <text:p text:style-name="P7"><text:span text:style-name="T4">A</text:span></text:p>
        </draw:rect>
        <draw:rect draw:style-name="gr22" draw:text-style-name="P8" xml:id="id122" draw:id="id122" draw:layer="layout" svg:width="2.5cm" svg:height="1.5cm" svg:x="9.5cm" svg:y="10cm">
          <text:p text:style-name="P7"><text:span text:style-name="T4">B</text:span></text:p>
        </draw:rect>
        <draw:rect draw:style-name="gr22" draw:text-style-name="P8" xml:id="id124" draw:id="id124" draw:layer="layout" svg:width="2.5cm" svg:height="1.5cm" svg:x="19cm" svg:y="10cm">
          <text:p text:style-name="P7"><text:span text:style-name="T4">D</text:span></text:p>
        </draw:rect>
        <draw:rect draw:style-name="gr23" draw:text-style-name="P8" xml:id="id125" draw:id="id125" draw:layer="layout" svg:width="2.5cm" svg:height="1.5cm" svg:x="4.5cm" svg:y="14cm">
          <text:p text:style-name="P7"><text:span text:style-name="T4">E</text:span></text:p>
        </draw:rect>
        <draw:rect draw:style-name="gr23" draw:text-style-name="P8" xml:id="id126" draw:id="id126" draw:layer="layout" svg:width="2.5cm" svg:height="1.5cm" svg:x="9.5cm" svg:y="14cm">
          <text:p text:style-name="P7"><text:span text:style-name="T4">F</text:span></text:p>
        </draw:rect>
        <draw:rect draw:style-name="gr23" draw:text-style-name="P8" xml:id="id127" draw:id="id127" draw:layer="layout" svg:width="2.5cm" svg:height="1.5cm" svg:x="19cm" svg:y="14cm">
          <text:p text:style-name="P7"><text:span text:style-name="T4">H</text:span></text:p>
        </draw:rect>
        <draw:connector draw:style-name="gr24" draw:text-style-name="P1" draw:layer="layout" draw:type="line" svg:x1="15.25cm" svg:y1="7.115cm" svg:x2="10.75cm" svg:y2="10cm" draw:start-shape="id121" draw:start-glue-point="2" draw:end-shape="id122" draw:end-glue-point="0" svg:d="M15250 7115l-4500 2885" svg:viewBox="0 0 4501 2886">
          <text:p/>
        </draw:connector>
        <draw:connector draw:style-name="gr5" draw:text-style-name="P1" draw:layer="layout" draw:type="line" svg:x1="16.5cm" svg:y1="10.75cm" svg:x2="19cm" svg:y2="10.75cm" draw:start-shape="id123" draw:start-glue-point="1" draw:end-shape="id124" draw:end-glue-point="3" svg:d="M16500 10750h2500" svg:viewBox="0 0 2501 1">
          <text:p/>
        </draw:connector>
        <draw:connector draw:style-name="gr10" draw:text-style-name="P1" draw:layer="layout" draw:type="line" svg:x1="10.75cm" svg:y1="11.5cm" svg:x2="5.75cm" svg:y2="14cm" draw:start-shape="id122" draw:start-glue-point="2" draw:end-shape="id125" draw:end-glue-point="0" svg:d="M10750 11500l-5000 2500" svg:viewBox="0 0 5001 2501">
          <text:p/>
        </draw:connector>
        <draw:connector draw:style-name="gr5" draw:text-style-name="P1" draw:layer="layout" draw:type="line" svg:x1="7cm" svg:y1="14.75cm" svg:x2="9.5cm" svg:y2="14.75cm" draw:start-shape="id125" draw:start-glue-point="1" draw:end-shape="id126" draw:end-glue-point="3" svg:d="M7000 14750h2500" svg:viewBox="0 0 2501 1">
          <text:p/>
        </draw:connector>
        <draw:connector draw:style-name="gr10" draw:text-style-name="P1" draw:layer="layout" draw:type="line" svg:x1="20.25cm" svg:y1="11.5cm" svg:x2="20.25cm" svg:y2="14cm" draw:start-shape="id124" draw:start-glue-point="2" draw:end-shape="id127" draw:end-glue-point="0" svg:d="M20250 11500v2500" svg:viewBox="0 0 1 2501">
          <text:p/>
        </draw:connector>
        <draw:rect draw:style-name="gr23" draw:text-style-name="P8" xml:id="id128" draw:id="id128" draw:layer="layout" svg:width="2.5cm" svg:height="1.5cm" svg:x="14cm" svg:y="14cm">
          <text:p text:style-name="P7"><text:span text:style-name="T4">G</text:span></text:p>
        </draw:rect>
        <draw:rect draw:style-name="gr22" draw:text-style-name="P8" xml:id="id123" draw:id="id123" draw:layer="layout" svg:width="2.5cm" svg:height="1.5cm" svg:x="14cm" svg:y="10cm">
          <text:p text:style-name="P7"><text:span text:style-name="T4">C</text:span></text:p>
        </draw:rect>
        <draw:connector draw:style-name="gr5" draw:text-style-name="P1" draw:layer="layout" draw:type="line" svg:x1="12cm" svg:y1="14.75cm" svg:x2="14cm" svg:y2="14.75cm" draw:start-shape="id126" draw:end-shape="id128" draw:end-glue-point="3" svg:d="M12000 14750h2000" svg:viewBox="0 0 2001 1">
          <text:p/>
        </draw:connector>
        <draw:connector draw:style-name="gr16" draw:text-style-name="P1" draw:layer="layout" draw:type="line" svg:x1="12cm" svg:y1="10.75cm" svg:x2="14cm" svg:y2="10.75cm" draw:start-shape="id122" draw:start-glue-point="1" draw:end-shape="id123" draw:end-glue-point="3" svg:d="M12000 10750h2000" svg:viewBox="0 0 2001 1">
          <text:p/>
        </draw:connector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Tree algorithms</text:p>
          </draw:text-box>
        </draw:frame>
        <draw:frame presentation:style-name="pr4" draw:text-style-name="P10" draw:layer="layout" svg:width="25.199cm" svg:height="13.86cm" svg:x="1.4cm" svg:y="4.914cm" presentation:class="outline" presentation:user-transformed="true">
          <draw:text-box>
            <text:p text:style-name="P10">There are two basic algorithms we will apply on trees:</text:p>
            <text:p text:style-name="P10"/>
            <text:p text:style-name="P10"><text:span text:style-name="T5">Tree traversal</text:span> – visit all nodes in a tree.</text:p>
            <text:p text:style-name="P10"><text:span text:style-name="T5">Tree selection sort</text:span> – sort items in a tree.#</text:p>
            <text:p text:style-name="P10"/>
            <text:p text:style-name="P10">Now, you will be nodes in a tree.</text:p>
          </draw:text-box>
        </draw:frame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Tree traversal</text:p>
          </draw:text-box>
        </draw:frame>
        <draw:frame presentation:style-name="pr4" draw:text-style-name="P10" draw:layer="layout" svg:width="25.199cm" svg:height="13.86cm" svg:x="1.4cm" svg:y="4.914cm" presentation:class="outline" presentation:user-transformed="true">
          <draw:text-box>
            <text:p text:style-name="P10">If you get the ball from behind, pass it to the person on your left arm<text:line-break/></text:p>
            <text:p text:style-name="P10">If you get the ball from your left, pass it to the person on your right arm<text:line-break/></text:p>
            <text:p text:style-name="P10">If you get the ball from your right, pass it to your back.</text:p>
          </draw:text-box>
        </draw:frame>
        <presentation:notes draw:style-name="dp2">
          <draw:page-thumbnail draw:style-name="gr8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Tree selection sort</text:p>
          </draw:text-box>
        </draw:frame>
        <draw:frame presentation:style-name="pr4" draw:text-style-name="P10" draw:layer="layout" svg:width="25.199cm" svg:height="13.86cm" svg:x="1.4cm" svg:y="4.914cm" presentation:class="outline" presentation:user-transformed="true">
          <draw:text-box>
            <text:p text:style-name="P10">If you have a number, show it to your back.<text:line-break/></text:p>
            <text:p text:style-name="P10">If all persons you are touching, are showing a number, take the smaller one.<text:line-break/></text:p>
            <text:p text:style-name="P10">If you have no number, and no people you are touching, go away.</text:p>
          </draw:text-box>
        </draw:frame>
        <presentation:notes draw:style-name="dp2">
          <draw:page-thumbnail draw:style-name="gr8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4-16T16:14:04</meta:creation-date>
    <dc:date>2017-02-06T09:50:34.164010703</dc:date>
    <dc:language>de-DE</dc:language>
    <meta:editing-cycles>13</meta:editing-cycles>
    <meta:editing-duration>PT3H24M46S</meta:editing-duration>
    <meta:document-statistic meta:object-count="512"/>
    <meta:user-defined meta:name="Info 1"/>
    <meta:user-defined meta:name="Info 2"/>
    <meta:user-defined meta:name="Info 3"/>
    <meta:user-defined meta:name="Info 4"/>
  </office:meta>
</office:document-meta>
</file>